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398C9149F2700FFB.jpg" manifest:media-type="image/jpeg"/>
  <manifest:file-entry manifest:full-path="Pictures/10000000000005DC000004650D3A24CA79B92356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swiss"/>
    <style:font-face style:name="Calibri3" svg:font-family="Calibri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6.325cm" fo:min-width="4.70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8.367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ff0000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 style:list-style-name="L4">
      <style:graphic-properties draw:stroke="solid" svg:stroke-width="0.035cm" svg:stroke-color="#527f34" draw:stroke-linejoin="bevel" svg:stroke-linecap="butt" draw:fill="solid" draw:fill-color="#70ad47" draw:textarea-vertical-align="middle" draw:auto-grow-height="false" draw:fit-to-size="false" style:shrink-to-fit="false" fo:min-height="2.268cm" fo:min-width="2.23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af5c24" draw:stroke-linejoin="bevel" svg:stroke-linecap="butt" draw:fill="solid" draw:fill-color="#ed7d31" draw:textarea-vertical-align="middle" draw:auto-grow-height="false" draw:fit-to-size="false" style:shrink-to-fit="false" fo:min-height="2.268cm" fo:min-width="2.236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solid" draw:fill-color="#44546a" draw:textarea-vertical-align="middle" draw:auto-grow-height="false" draw:fit-to-size="false" style:shrink-to-fit="false" fo:min-height="4.023cm" fo:min-width="6.24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4.023cm" fo:min-width="6.904cm" fo:padding-top="0.125cm" fo:padding-bottom="0.125cm" fo:padding-left="0.25cm" fo:padding-right="0.25cm" fo:wrap-option="wrap" draw:shadow="visible" draw:shadow-offset-x="0cm" draw:shadow-offset-y="0.053cm" draw:shadow-color="#000000" draw:shadow-opacity="63%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53cm" svg:stroke-color="#ffffff" draw:stroke-linejoin="miter" svg:stroke-linecap="butt" draw:fill="solid" draw:fill-color="#5b9bd5" draw:opacity="50%" draw:textarea-vertical-align="middle" draw:auto-grow-height="false" draw:fit-to-size="false" style:shrink-to-fit="false" fo:min-height="0.662cm" fo:min-width="4.48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ffffff" draw:stroke-linejoin="miter" svg:stroke-linecap="butt" draw:fill="solid" draw:fill-color="#ed7d31" draw:opacity="50%" draw:textarea-vertical-align="middle" draw:auto-grow-height="false" draw:fit-to-size="false" style:shrink-to-fit="false" fo:min-height="0.541cm" fo:min-width="3.58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solid" draw:fill-color="#ffffff" draw:textarea-vertical-align="top" draw:auto-grow-height="false" fo:min-height="0.849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4b183" draw:textarea-vertical-align="middle" draw:auto-grow-height="false" draw:fit-to-size="false" style:shrink-to-fit="false" fo:min-height="0.904cm" fo:min-width="2.43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9dc3e6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solid" draw:fill-color="#ffffff" draw:textarea-vertical-align="top" draw:auto-grow-height="false" fo:min-height="0cm" fo:min-width="0.69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solid" draw:fill-color="#ffffff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367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5.405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04cm" fo:min-width="2.43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04cm" fo:min-width="2.43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53cm" svg:stroke-color="#ffffff" draw:stroke-linejoin="miter" svg:stroke-linecap="butt" draw:fill="solid" draw:fill-color="#ed7d31" draw:opacity="55%" draw:textarea-vertical-align="middle" draw:auto-grow-height="false" draw:fit-to-size="false" style:shrink-to-fit="false" fo:min-height="0.75cm" fo:min-width="3.599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04cm" fo:min-width="2.43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255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367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ffffff" draw:stroke-linejoin="miter" svg:stroke-linecap="butt" draw:fill="solid" draw:fill-color="#5b9bd5" draw:opacity="50%" draw:textarea-vertical-align="middle" draw:auto-grow-height="false" draw:fit-to-size="false" style:shrink-to-fit="false" fo:min-height="0.889cm" fo:min-width="4.811cm" fo:padding-top="0.125cm" fo:padding-bottom="0.125cm" fo:padding-left="0.25cm" fo:padding-right="0.25cm" fo:wrap-option="wrap"/>
    </style:style>
    <style:style style:name="gr68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70ad4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849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solid" svg:stroke-width="0.035cm" svg:stroke-color="#af5c24" draw:stroke-linejoin="miter" svg:stroke-linecap="butt" draw:fill="solid" draw:fill-color="#ed7d31" draw:textarea-vertical-align="middle" draw:auto-grow-height="false" draw:fit-to-size="false" style:shrink-to-fit="false" fo:min-height="0.904cm" fo:min-width="2.43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.697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899cm" fo:min-width="2.964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70ad4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2.043cm" fo:min-width="2.25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35cm" svg:stroke-color="#43729d" draw:stroke-linejoin="miter" svg:stroke-linecap="butt" draw:fill="solid" draw:fill-color="#5b9bd5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05cm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dash" draw:stroke-dash="Dashed_20__28_var_29__20_3" svg:stroke-width="0.035cm" svg:stroke-color="#ff0000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89" style:family="graphic" style:parent-style-name="standard">
      <style:graphic-properties draw:stroke="solid" svg:stroke-width="0.035cm" svg:stroke-color="#ff0000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90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0.006cm" fo:min-width="1.09cm" fo:padding-top="0.125cm" fo:padding-bottom="0.125cm" fo:padding-left="0.25cm" fo:padding-right="0.25cm" fo:wrap-option="wrap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0.989cm" fo:min-width="21.798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629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2.096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7.85cm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8">
      <style:graphic-properties draw:stroke="solid" svg:stroke-width="0.079cm" svg:stroke-color="#70ad47" draw:stroke-linejoin="miter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9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none" svg:stroke-color="#000000" draw:fill="solid" draw:fill-color="#d9e8c1" draw:textarea-horizontal-align="left" draw:auto-grow-height="true" draw:auto-grow-width="true" fo:min-height="2.253cm" fo:min-width="13.29cm"/>
      <style:paragraph-properties style:writing-mode="lr-tb"/>
    </style:style>
    <style:style style:name="gr121" style:family="graphic" style:parent-style-name="standard">
      <style:graphic-properties draw:stroke="none" svg:stroke-color="#000000" draw:fill="solid" draw:fill-color="#cfe7ed" draw:textarea-horizontal-align="left" draw:auto-grow-height="true" draw:auto-grow-width="true" fo:min-height="1.69cm" fo:min-width="13.2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64cm"/>
      <style:paragraph-properties style:writing-mode="lr-tb"/>
    </style:style>
    <style:style style:name="gr123" style:family="graphic" style:parent-style-name="standard" style:list-style-name="L6">
      <style:graphic-properties draw:stroke="none" svg:stroke-width="0cm" draw:fill="solid" draw:fill-color="#e2f0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8cm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solid" draw:fill-color="#fff2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962cm" fo:min-width="2.6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35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53cm" svg:stroke-color="#ffffff" draw:stroke-linejoin="miter" svg:stroke-linecap="butt" draw:fill="solid" draw:fill-color="#ed7d31" draw:textarea-vertical-align="middle" draw:auto-grow-height="false" draw:fit-to-size="false" style:shrink-to-fit="false" fo:min-height="0.959cm" fo:min-width="4.844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1.601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7">
      <style:graphic-properties draw:stroke="none" svg:stroke-width="0cm" draw:fill="solid" draw:fill-color="#fff2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cm" fo:min-width="4.794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draw:stroke="none" draw:fill="none" draw:fill-color="#ffffff" draw:textarea-horizontal-align="justify" draw:textarea-vertical-align="middle" draw:auto-grow-height="true" draw:auto-grow-width="false" fo:min-height="2.4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Título_20_e_20_conteúdo-outline1">
      <style:graphic-properties/>
      <style:paragraph-properties style:writing-mode="lr-tb"/>
    </style:style>
    <style:style style:name="pr6" style:family="presentation" style:parent-style-name="Título_20_e_20_conteúd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7" style:family="presentation" style:parent-style-name="Título_20_e_20_conteúdo-title">
      <style:graphic-properties fo:min-height="2.681cm"/>
      <style:paragraph-properties style:writing-mode="lr-tb"/>
    </style:style>
    <style:style style:name="pr8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outline1">
      <style:graphic-properties fo:min-height="14.35cm"/>
      <style:paragraph-properties style:writing-mode="lr-tb"/>
    </style:style>
    <style:style style:name="pr10" style:family="presentation" style:parent-style-name="Título_20_e_20_conteúdo-outline1" style:list-style-name="L2">
      <style:graphic-properties fo:min-height="14.35cm"/>
      <style:paragraph-properties style:writing-mode="lr-tb"/>
    </style:style>
    <style:style style:name="pr11" style:family="presentation" style:parent-style-name="Título_20_e_20_conteúdo-outline1" style:list-style-name="L11">
      <style:graphic-properties fo:min-height="14.35cm"/>
      <style:paragraph-properties style:writing-mode="lr-tb"/>
    </style:style>
    <style:style style:name="pr12" style:family="presentation" style:parent-style-name="Título_20_e_20_conteúdo-outline1" style:list-style-name="L12">
      <style:graphic-properties fo:min-height="14.35cm"/>
      <style:paragraph-properties style:writing-mode="lr-tb"/>
    </style:style>
    <style:style style:name="pr13" style:family="presentation" style:parent-style-name="Título_20_e_20_conteúdo-outline1" style:list-style-name="L14">
      <style:graphic-properties fo:min-height="14.35cm"/>
      <style:paragraph-properties style:writing-mode="lr-tb"/>
    </style:style>
    <style:style style:name="pr14" style:family="presentation" style:parent-style-name="Título_20_e_20_conteúdo-outline1" style:list-style-name="L15">
      <style:graphic-properties fo:min-height="14.35cm"/>
      <style:paragraph-properties style:writing-mode="lr-tb"/>
    </style:style>
    <style:style style:name="co1" style:family="table-column">
      <style:table-column-properties style:column-width="3.602cm" style:use-optimal-column-width="false"/>
    </style:style>
    <style:style style:name="co2" style:family="table-column">
      <style:table-column-properties style:column-width="5.277cm" style:use-optimal-column-width="false"/>
    </style:style>
    <style:style style:name="co3" style:family="table-column">
      <style:table-column-properties style:column-width="1.22cm" style:use-optimal-column-width="false"/>
    </style:style>
    <style:style style:name="co4" style:family="table-column">
      <style:table-column-properties style:column-width="1.154cm" style:use-optimal-column-width="false"/>
    </style:style>
    <style:style style:name="co5" style:family="table-column">
      <style:table-column-properties style:column-width="3.892cm" style:use-optimal-column-width="false"/>
    </style:style>
    <style:style style:name="co6" style:family="table-column">
      <style:table-column-properties style:column-width="6.368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co9" style:family="table-column">
      <style:table-column-properties style:column-width="1.397cm" style:use-optimal-column-width="false"/>
    </style:style>
    <style:style style:name="co10" style:family="table-column">
      <style:table-column-properties style:column-width="1.319cm" style:use-optimal-column-width="false"/>
    </style:style>
    <style:style style:name="co11" style:family="table-column">
      <style:table-column-properties style:column-width="1.8cm" style:use-optimal-column-width="false"/>
    </style:style>
    <style:style style:name="co12" style:family="table-column">
      <style:table-column-properties style:column-width="3.347cm" style:use-optimal-column-width="false"/>
    </style:style>
    <style:style style:name="co13" style:family="table-column">
      <style:table-column-properties style:column-width="2.737cm" style:use-optimal-column-width="false"/>
    </style:style>
    <style:style style:name="co14" style:family="table-column">
      <style:table-column-properties style:column-width="5.297cm" style:use-optimal-column-width="false"/>
    </style:style>
    <style:style style:name="co15" style:family="table-column">
      <style:table-column-properties style:column-width="5.296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1.122cm" style:use-optimal-row-height="false"/>
    </style:style>
    <style:style style:name="ro3" style:family="table-row">
      <style:table-row-properties style:row-height="1.121cm" style:use-optimal-row-height="false"/>
    </style:style>
    <style:style style:name="ro4" style:family="table-row">
      <style:table-row-properties style:row-height="0.317cm" style:use-optimal-row-height="false"/>
    </style:style>
    <style:style style:name="ro5" style:family="table-row">
      <style:table-row-properties style:row-height="1.313cm" style:use-optimal-row-height="false"/>
    </style:style>
    <style:style style:name="ro6" style:family="table-row">
      <style:table-row-properties style:row-height="0.609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000000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000000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00000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loext:opacity="0%" style:font-name="Liberation Sans2" fo:text-shadow="1pt 1pt"/>
    </style:style>
    <style:style style:name="P9" style:family="paragraph">
      <style:paragraph-properties style:writing-mode="lr-tb"/>
      <style:text-properties style:font-name="Liberation Sans2"/>
    </style:style>
    <style:style style:name="P10" style:family="paragraph">
      <loext:graphic-properties draw:fill="none"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</style:style>
    <style:style style:name="P12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style:font-name="Liberation Sans2" fo:hyphenate="false"/>
    </style:style>
    <style:style style:name="P21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2" fo:font-size="18pt" fo:hyphenate="false"/>
    </style:style>
    <style:style style:name="P24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25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26" style:family="paragraph">
      <loext:graphic-properties draw:fill="solid" draw:fill-color="#44546a"/>
      <style:paragraph-properties fo:text-align="center" style:writing-mode="lr-tb" style:font-independent-line-spacing="true"/>
      <style:text-properties style:font-name="Liberation Sans2" fo:font-size="16pt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6pt" style:font-size-asian="16pt" style:font-size-complex="16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6pt" style:font-size-asian="16pt" style:font-size-complex="16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nsolas1" fo:font-size="16pt" style:font-size-asian="16pt" style:font-size-complex="16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nsolas1" fo:font-size="16pt" style:font-size-asian="16pt" style:font-size-complex="16pt" fo:hyphenate="false"/>
    </style:style>
    <style:style style:name="P31" style:family="paragraph">
      <loext:graphic-properties draw:fill="gradient" draw:fill-gradient-name="Gradient_20_4"/>
      <style:paragraph-properties fo:text-align="center" style:writing-mode="lr-tb" style:font-independent-line-spacing="true"/>
      <style:text-properties style:font-name="Liberation Sans2" fo:font-size="16pt" style:font-size-asian="16pt" style:font-size-complex="16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2" fo:font-size="16pt" style:font-size-asian="16pt" style:font-size-complex="16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6pt" style:font-size-asian="16pt" style:font-size-complex="16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36" style:family="paragraph">
      <loext:graphic-properties draw:fill="solid" draw:fill-color="#5b9bd5" draw:opacity="50%"/>
      <style:paragraph-properties fo:text-align="center" style:font-independent-line-spacing="true"/>
      <style:text-properties fo:font-size="18pt"/>
    </style:style>
    <style:style style:name="P37" style:family="paragraph">
      <loext:graphic-properties draw:fill="solid" draw:fill-color="#ed7d31" draw:opacity="50%"/>
      <style:paragraph-properties fo:text-align="center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loext:graphic-properties draw:fill="solid" draw:fill-color="#ffffff"/>
      <style:paragraph-properties fo:text-align="center"/>
      <style:text-properties fo:font-size="18pt"/>
    </style:style>
    <style:style style:name="P42" style:family="paragraph">
      <loext:graphic-properties draw:fill="solid" draw:fill-color="#f4b18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loext:graphic-properties draw:fill="solid" draw:fill-color="#ed7d31" draw:opacity="55%"/>
      <style:paragraph-properties fo:text-align="center" style:font-independent-line-spacing="true"/>
      <style:text-properties fo:font-size="18pt"/>
    </style:style>
    <style:style style:name="P45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loext:graphic-properties draw:fill="solid" draw:fill-color="#70ad47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8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style:paragraph-properties fo:text-align="start"/>
    </style:style>
    <style:style style:name="P50" style:family="paragraph">
      <style:paragraph-properties fo:text-align="start" style:writing-mode="lr-tb"/>
      <style:text-properties style:font-name="Liberation Sans2"/>
    </style:style>
    <style:style style:name="P51" style:family="paragraph">
      <style:paragraph-properties fo:line-height="100%" fo:text-align="start" style:punctuation-wrap="hanging"/>
      <style:text-properties fo:hyphenate="false"/>
    </style:style>
    <style:style style:name="P52" style:family="paragraph">
      <style:paragraph-properties fo:text-align="justify"/>
    </style:style>
    <style:style style:name="P53" style:family="paragraph">
      <style:paragraph-properties fo:text-align="justify" style:writing-mode="lr-tb"/>
      <style:text-properties style:font-name="Liberation Sans2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weight="bold" style:font-weight-asian="bold" style:font-weight-complex="bold"/>
    </style:style>
    <style:style style:name="P58" style:family="paragraph">
      <style:paragraph-properties fo:text-align="center"/>
      <style:text-properties style:font-weight-asian="bold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loext:graphic-properties draw:fill="solid" draw:fill-color="#d9e8c1"/>
      <style:paragraph-properties style:writing-mode="lr-tb"/>
      <style:text-properties style:font-name="Consolas1" fo:font-size="16pt" fo:font-weight="bold" style:font-size-asian="16pt" style:font-size-complex="16pt"/>
    </style:style>
    <style:style style:name="P61" style:family="paragraph">
      <loext:graphic-properties draw:fill="solid" draw:fill-color="#cfe7ed"/>
      <style:paragraph-properties style:writing-mode="lr-tb"/>
      <style:text-properties style:font-name="Consolas1" fo:font-size="16pt" fo:font-weight="bold" style:font-size-asian="16pt" style:font-size-complex="16pt"/>
    </style:style>
    <style:style style:name="P62" style:family="paragraph">
      <style:paragraph-properties fo:text-align="start" style:writing-mode="lr-tb"/>
      <style:text-properties style:font-name="Liberation Sans2" fo:font-size="24pt" style:font-size-asian="24pt" style:font-size-complex="24pt"/>
    </style:style>
    <style:style style:name="P63" style:family="paragraph">
      <style:text-properties fo:hyphenate="false" loext:hyphenation-no-caps="false"/>
    </style:style>
    <style:style style:name="P64" style:family="paragraph">
      <style:paragraph-properties style:writing-mode="lr-tb"/>
      <style:text-properties style:font-name="Liberation Sans2" fo:hyphenate="false" loext:hyphenation-no-caps="false"/>
    </style:style>
    <style:style style:name="P65" style:family="paragraph">
      <loext:graphic-properties draw:fill="solid" draw:fill-color="#e2f0d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6" style:family="paragraph">
      <loext:graphic-properties draw:fill="solid" draw:fill-color="#fff2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68" style:family="paragraph">
      <loext:graphic-properties draw:fill="solid" draw:fill-color="#ffc000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6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70" style:family="paragraph">
      <style:paragraph-properties fo:text-align="justify"/>
      <style:text-properties fo:hyphenate="false" loext:hyphenation-no-caps="false"/>
    </style:style>
    <style:style style:name="P71" style:family="paragraph">
      <style:paragraph-properties fo:text-align="justify" style:writing-mode="lr-tb"/>
      <style:text-properties style:font-name="Liberation Sans2" fo:hyphenate="false" loext:hyphenation-no-caps="false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use-window-font-color="true" loext:opacity="0%" style:font-name="Liberation Sans2" fo:language="pt" fo:country="BR" fo:text-shadow="1pt 1pt"/>
    </style:style>
    <style:style style:name="T7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Liberation Sans2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italic" style:text-underline-style="none" fo:font-weight="normal" style:font-size-asian="16pt" style:font-style-asian="italic" style:font-weight-asian="normal" style:font-name-complex="Times New Roman" style:font-size-complex="16pt" style:font-style-complex="italic" style:font-weight-complex="normal"/>
    </style:style>
    <style:style style:name="T13" style:family="text">
      <style:text-properties style:font-name="Liberation Sans2" fo:font-size="24pt" style:font-size-asian="24pt" style:font-size-complex="24pt"/>
    </style:style>
    <style:style style:name="T14" style:family="text">
      <style:text-properties style:font-name="Liberation Sans2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pt" fo:country="BR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8pt" fo:letter-spacing="normal" fo:language="pt" fo:country="BR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pt" fo:country="BR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8pt" fo:letter-spacing="normal" fo:language="pt" fo:country="BR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36pt" fo:letter-spacing="normal" fo:language="pt" fo:country="B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29" style:family="text">
      <style:text-properties fo:font-variant="normal" fo:text-transform="none" fo:color="#160fb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0" style:family="text">
      <style:text-properties fo:font-variant="normal" fo:text-transform="none" fo:color="#bf0041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fo:color="#2e75b6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4" style:family="text">
      <style:text-properties fo:font-variant="normal" fo:text-transform="none" fo:color="#bc23c4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5" style:family="text">
      <style:text-properties fo:font-variant="normal" fo:text-transform="none" fo:color="#4472c4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7" style:family="text">
      <style:text-properties fo:font-variant="normal" fo:text-transform="none" fo:color="#2a6099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pt" fo:country="BR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0" style:family="text">
      <style:text-properties fo:font-variant="normal" fo:text-transform="none" fo:color="#0070c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ff0000" loext:opacity="100%" style:font-name="Liberation Sans2" fo:font-size="24pt" style:font-size-asian="24pt" style:font-size-complex="24pt"/>
    </style:style>
    <style:style style:name="T44" style:family="text">
      <style:text-properties fo:font-variant="normal" fo:text-transform="none" fo:color="#160fb0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5" style:family="text">
      <style:text-properties fo:font-variant="normal" fo:text-transform="none" fo:color="#bf0041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7" style:family="text">
      <style:text-properties fo:font-variant="normal" fo:text-transform="none" fo:color="#bc23c4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8" style:family="text">
      <style:text-properties fo:font-variant="normal" fo:text-transform="none" fo:color="#2a6099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49" style:family="text">
      <style:text-properties fo:font-variant="normal" fo:text-transform="none" fo:color="#160fb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2e75b6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bf0041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bc23c4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160fb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2a6099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160fb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58" style:family="text">
      <style:text-properties fo:font-variant="normal" fo:text-transform="none" fo:color="#bf0041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0" style:family="text">
      <style:text-properties fo:font-variant="normal" fo:text-transform="none" fo:color="#bc23c4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1" style:family="text">
      <style:text-properties fo:font-variant="normal" fo:text-transform="none" fo:color="#548235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2" style:family="text">
      <style:text-properties fo:font-variant="normal" fo:text-transform="none" fo:color="#2a6099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3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4" style:family="text">
      <style:text-properties fo:font-variant="normal" fo:text-transform="none" fo:color="#2e75b6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5" style:family="text">
      <style:text-properties fo:font-variant="normal" fo:text-transform="none" fo:color="#c9211e" loext:opacity="100%" style:text-line-through-style="none" style:text-line-through-type="none" style:text-position="0% 100%" style:font-name="Consolas1" fo:font-size="18pt" fo:letter-spacing="normal" fo:language="pt" fo:country="BR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variant="normal" fo:text-transform="none" fo:color="#bc23c4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70c0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9" style:family="text">
      <style:text-properties fo:font-variant="normal" fo:text-transform="none" fo:color="#c9211e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0" style:family="text">
      <style:text-properties fo:font-variant="normal" fo:text-transform="none" fo:color="#ff6699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1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2" style:family="text">
      <style:text-properties fo:font-variant="normal" fo:text-transform="none" fo:color="#2f5597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5b9bd5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77" style:family="text">
      <style:text-properties fo:color="#160fb0" loext:opacity="100%" style:font-name="Consolas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c9211e" loext:opacity="100%" style:font-name="Consolas1" fo:font-size="16pt" fo:font-weight="bold" style:font-size-asian="16pt" style:font-size-complex="16pt"/>
    </style:style>
    <style:style style:name="T79" style:family="text">
      <style:text-properties style:font-name="Consolas1" fo:font-size="16pt" fo:font-weight="bold" style:font-size-asian="16pt" style:font-size-complex="16pt"/>
    </style:style>
    <style:style style:name="T80" style:family="text">
      <style:text-properties fo:color="#ff0000" loext:opacity="100%" style:font-name="Consolas1" fo:font-size="16pt" fo:font-weight="bold" style:font-size-asian="16pt" style:font-size-complex="16pt"/>
    </style:style>
    <style:style style:name="T81" style:family="text">
      <style:text-properties fo:color="#ff6699" loext:opacity="100%" style:font-name="Consolas1" fo:font-size="16pt" fo:font-weight="bold" style:font-size-asian="16pt" style:font-size-complex="16pt"/>
    </style:style>
    <style:style style:name="T82" style:family="text">
      <style:text-properties fo:color="#2a6099" loext:opacity="100%" style:font-name="Consolas1" fo:font-size="16pt" fo:font-weight="bold" style:font-size-asian="16pt" style:font-size-complex="16pt"/>
    </style:style>
    <style:style style:name="T83" style:family="text">
      <style:text-properties fo:color="#0084d1" loext:opacity="100%" style:font-name="Consolas1" fo:font-size="16pt" fo:font-weight="bold" style:font-size-asian="16pt" style:font-size-complex="16pt"/>
    </style:style>
    <style:style style:name="T84" style:family="text">
      <style:text-properties style:font-name="Liberation Sans2" fo:font-size="22pt" style:font-size-asian="22pt" style:font-size-complex="22pt"/>
    </style:style>
    <style:style style:name="T85" style:family="text">
      <style:text-properties style:font-name="Liberation Sans2" fo:font-size="18pt" style:font-size-asian="18pt" style:font-size-complex="18pt"/>
    </style:style>
    <style:style style:name="T86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87" style:family="text">
      <style:text-properties fo:font-variant="normal" fo:text-transform="none" fo:color="#c9211e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onsolas1" fo:font-size="16pt" fo:letter-spacing="normal" fo:language="pt" fo:country="BR" fo:font-style="normal" style:text-underline-style="none" fo:font-weight="bold" style:font-size-asian="16pt" style:font-style-asian="normal" style:font-weight-asian="bold" style:font-name-complex="Consolas1" style:font-size-complex="16pt" style:font-style-complex="normal" style:font-weight-complex="bold"/>
    </style:style>
    <style:style style:name="T89" style:family="text">
      <style:text-properties fo:font-variant="normal" fo:text-transform="none" fo:color="#c00000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)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>
          <draw:text-box>
            <text:p text:style-name="P1"><text:span text:style-name="T1">Computação 1</text:span><text:span text:style-name="T2"><text:line-break/></text:span><text:span text:style-name="T3">Estruturas de Seleção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Execução de Instruções</text:span></text:p>
          </draw:text-box>
        </draw:frame>
        <draw:frame presentation:style-name="pr5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7">Programa de computador</text:span></text:p>
                <text:list>
                  <text:list-item>
                    <text:p><text:span text:style-name="T8">Conjunto de instruções organizadas de forma a produzir a solução de um determinado problema. </text:span></text:p>
                  </text:list-item>
                </text:list>
                <text:p><text:span text:style-name="T7"/></text:p>
              </text:list-item>
              <text:list-item>
                <text:p><text:span text:style-name="T7">Fluxo de execução</text:span></text:p>
                <text:list>
                  <text:list-item>
                    <text:p><text:span text:style-name="T8">Começa na primeira linha e avança sequencialmente</text:span></text:p>
                    <text:list>
                      <text:list-item>
                        <text:p><text:span text:style-name="T9">de cima para baixo;</text:span></text:p>
                      </text:list-item>
                    </text:list>
                  </text:list-item>
                  <text:list-item>
                    <text:p><text:span text:style-name="T8">Em muitas circunstâncias é necessário executar instruções em uma ordem diferente;</text:span></text:p>
                  </text:list-item>
                  <text:list-item>
                    <text:p><text:span text:style-name="T8">Necessidade de decisão entre fluxos alternativos de execução ou da repetição de determinadas instruções</text:span></text:p>
                  </text:list-item>
                  <text:list-item>
                    <text:p><text:span text:style-name="T8">Pode haver bifurcações, repetição de código e  tomada de decisão</text:span></text:p>
                  </text:list-item>
                </text:list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xecução de Instruções</text:p>
          </draw:text-box>
        </draw:frame>
        <draw:g draw:name="Grupo 5">
          <draw:custom-shape draw:name="Retângulo 6_0" draw:style-name="gr2" draw:text-style-name="P12" draw:layer="layout" svg:width="5.216cm" svg:height="6.578cm" svg:x="1.703cm" svg:y="5.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ector reto 7_0" draw:style-name="gr3" draw:text-style-name="P13" draw:layer="layout" svg:x1="1.931cm" svg:y1="5.623cm" svg:x2="6.714cm" svg:y2="5.644cm">
            <text:p/>
          </draw:line>
          <draw:line draw:name="Conector reto 8_0" draw:style-name="gr3" draw:text-style-name="P13" draw:layer="layout" svg:x1="2.31cm" svg:y1="6.047cm" svg:x2="6.712cm" svg:y2="6.046cm">
            <text:p/>
          </draw:line>
          <draw:line draw:name="Conector reto 9_0" draw:style-name="gr3" draw:text-style-name="P13" draw:layer="layout" svg:x1="1.93cm" svg:y1="6.492cm" svg:x2="6.712cm" svg:y2="6.513cm">
            <text:p/>
          </draw:line>
          <draw:line draw:name="Conector reto 10_0" draw:style-name="gr3" draw:text-style-name="P13" draw:layer="layout" svg:x1="2.309cm" svg:y1="6.916cm" svg:x2="6.711cm" svg:y2="6.914cm">
            <text:p/>
          </draw:line>
          <draw:line draw:name="Conector reto 11_0" draw:style-name="gr3" draw:text-style-name="P13" draw:layer="layout" svg:x1="1.93cm" svg:y1="7.335cm" svg:x2="6.712cm" svg:y2="7.356cm">
            <text:p/>
          </draw:line>
          <draw:line draw:name="Conector reto 12_0" draw:style-name="gr3" draw:text-style-name="P13" draw:layer="layout" svg:x1="2.309cm" svg:y1="8.115cm" svg:x2="6.711cm" svg:y2="8.114cm">
            <text:p/>
          </draw:line>
          <draw:line draw:name="Conector reto 13_0" draw:style-name="gr3" draw:text-style-name="P13" draw:layer="layout" svg:x1="1.928cm" svg:y1="7.753cm" svg:x2="6.711cm" svg:y2="7.774cm">
            <text:p/>
          </draw:line>
          <draw:line draw:name="Conector reto 14_0" draw:style-name="gr3" draw:text-style-name="P13" draw:layer="layout" svg:x1="1.93cm" svg:y1="8.533cm" svg:x2="6.712cm" svg:y2="8.554cm">
            <text:p/>
          </draw:line>
          <draw:line draw:name="Conector reto 15_0" draw:style-name="gr3" draw:text-style-name="P13" draw:layer="layout" svg:x1="1.928cm" svg:y1="8.868cm" svg:x2="6.711cm" svg:y2="8.889cm">
            <text:p/>
          </draw:line>
          <draw:line draw:name="Conector reto 16_0" draw:style-name="gr3" draw:text-style-name="P13" draw:layer="layout" svg:x1="2.307cm" svg:y1="9.292cm" svg:x2="6.709cm" svg:y2="9.29cm">
            <text:p/>
          </draw:line>
          <draw:line draw:name="Conector reto 17_0" draw:style-name="gr3" draw:text-style-name="P13" draw:layer="layout" svg:x1="1.927cm" svg:y1="9.737cm" svg:x2="6.709cm" svg:y2="9.758cm">
            <text:p/>
          </draw:line>
          <draw:line draw:name="Conector reto 18_0" draw:style-name="gr3" draw:text-style-name="P13" draw:layer="layout" svg:x1="2.306cm" svg:y1="10.16cm" svg:x2="6.708cm" svg:y2="10.159cm">
            <text:p/>
          </draw:line>
          <draw:line draw:name="Conector reto 19_0" draw:style-name="gr3" draw:text-style-name="P13" draw:layer="layout" svg:x1="1.927cm" svg:y1="10.58cm" svg:x2="6.709cm" svg:y2="10.601cm">
            <text:p/>
          </draw:line>
          <draw:line draw:name="Conector reto 20_0" draw:style-name="gr3" draw:text-style-name="P13" draw:layer="layout" svg:x1="1.925cm" svg:y1="10.998cm" svg:x2="6.708cm" svg:y2="11.019cm">
            <text:p/>
          </draw:line>
        </draw:g>
        <draw:g draw:name="Grupo 21">
          <draw:custom-shape draw:name="Retângulo 22" draw:style-name="gr2" draw:text-style-name="P12" draw:layer="layout" svg:width="5.216cm" svg:height="6.578cm" svg:x="18.592cm" svg:y="5.1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ector reto 23" draw:style-name="gr3" draw:text-style-name="P13" draw:layer="layout" svg:x1="18.82cm" svg:y1="5.623cm" svg:x2="23.602cm" svg:y2="5.644cm">
            <text:p/>
          </draw:line>
          <draw:line draw:name="Conector reto 24" draw:style-name="gr3" draw:text-style-name="P13" draw:layer="layout" svg:x1="19.199cm" svg:y1="6.047cm" svg:x2="23.601cm" svg:y2="6.046cm">
            <text:p/>
          </draw:line>
          <draw:line draw:name="Conector reto 25" draw:style-name="gr3" draw:text-style-name="P13" draw:layer="layout" svg:x1="18.818cm" svg:y1="6.492cm" svg:x2="23.601cm" svg:y2="6.513cm">
            <text:p/>
          </draw:line>
          <draw:line draw:name="Conector reto 26" draw:style-name="gr3" draw:text-style-name="P13" draw:layer="layout" svg:x1="19.197cm" svg:y1="6.916cm" svg:x2="23.599cm" svg:y2="6.914cm">
            <text:p/>
          </draw:line>
          <draw:line draw:name="Conector reto 27" draw:style-name="gr3" draw:text-style-name="P13" draw:layer="layout" svg:x1="18.818cm" svg:y1="7.335cm" svg:x2="23.601cm" svg:y2="7.356cm">
            <text:p/>
          </draw:line>
          <draw:line draw:name="Conector reto 28" draw:style-name="gr3" draw:text-style-name="P13" draw:layer="layout" svg:x1="19.197cm" svg:y1="8.115cm" svg:x2="23.599cm" svg:y2="8.114cm">
            <text:p/>
          </draw:line>
          <draw:line draw:name="Conector reto 29" draw:style-name="gr3" draw:text-style-name="P13" draw:layer="layout" svg:x1="18.817cm" svg:y1="7.753cm" svg:x2="23.599cm" svg:y2="7.774cm">
            <text:p/>
          </draw:line>
          <draw:line draw:name="Conector reto 30" draw:style-name="gr3" draw:text-style-name="P13" draw:layer="layout" svg:x1="18.818cm" svg:y1="8.533cm" svg:x2="23.601cm" svg:y2="8.554cm">
            <text:p/>
          </draw:line>
          <draw:line draw:name="Conector reto 31" draw:style-name="gr3" draw:text-style-name="P13" draw:layer="layout" svg:x1="18.817cm" svg:y1="8.868cm" svg:x2="23.599cm" svg:y2="8.889cm">
            <text:p/>
          </draw:line>
          <draw:line draw:name="Conector reto 32" draw:style-name="gr3" draw:text-style-name="P13" draw:layer="layout" svg:x1="19.196cm" svg:y1="9.292cm" svg:x2="23.598cm" svg:y2="9.29cm">
            <text:p/>
          </draw:line>
          <draw:line draw:name="Conector reto 33" draw:style-name="gr3" draw:text-style-name="P13" draw:layer="layout" svg:x1="18.815cm" svg:y1="9.737cm" svg:x2="23.598cm" svg:y2="9.758cm">
            <text:p/>
          </draw:line>
          <draw:line draw:name="Conector reto 34" draw:style-name="gr3" draw:text-style-name="P13" draw:layer="layout" svg:x1="19.195cm" svg:y1="10.16cm" svg:x2="23.596cm" svg:y2="10.159cm">
            <text:p/>
          </draw:line>
          <draw:line draw:name="Conector reto 35" draw:style-name="gr3" draw:text-style-name="P13" draw:layer="layout" svg:x1="18.815cm" svg:y1="10.58cm" svg:x2="23.598cm" svg:y2="10.601cm">
            <text:p/>
          </draw:line>
          <draw:line draw:name="Conector reto 36" draw:style-name="gr3" draw:text-style-name="P13" draw:layer="layout" svg:x1="18.814cm" svg:y1="10.998cm" svg:x2="23.596cm" svg:y2="11.019cm">
            <text:p/>
          </draw:line>
        </draw:g>
        <draw:custom-shape draw:name="Conector de seta reta 37" draw:style-name="gr4" draw:text-style-name="P13" draw:layer="layout" svg:width="0.001cm" svg:height="8.617cm" svg:x="4.312cm" svg:y="4.139cm">
          <text:p/>
          <draw:enhanced-geometry draw:mirror-horizontal="false" draw:mirror-vertical="false" svg:viewBox="0 0 21600 21600" draw:type="mso-spt32" draw:enhanced-path="M 0 0 L 21600 21600 N"/>
        </draw:custom-shape>
        <draw:line draw:name="Line 30" draw:style-name="gr5" draw:text-style-name="P14" draw:layer="layout" svg:x1="21.453cm" svg:y1="7.818cm" svg:x2="21.453cm" svg:y2="12.702cm">
          <text:p/>
        </draw:line>
        <draw:line draw:name="Line 31" draw:style-name="gr6" draw:text-style-name="P14" draw:layer="layout" svg:x1="20.783cm" svg:y1="4.668cm" svg:x2="20.783cm" svg:y2="9.552cm">
          <text:p/>
        </draw:line>
        <draw:line draw:name="Line 32" draw:style-name="gr6" draw:text-style-name="P14" draw:layer="layout" svg:x1="20.742cm" svg:y1="9.552cm" svg:x2="23.572cm" svg:y2="9.552cm">
          <text:p/>
        </draw:line>
        <draw:line draw:name="Line 33" draw:style-name="gr6" draw:text-style-name="P14" draw:layer="layout" svg:x1="23.572cm" svg:y1="9.552cm" svg:x2="23.572cm" svg:y2="7.853cm">
          <text:p/>
        </draw:line>
        <draw:line draw:name="Line 34" draw:style-name="gr6" draw:text-style-name="P14" draw:layer="layout" svg:x1="23.621cm" svg:y1="7.853cm" svg:x2="21.453cm" svg:y2="7.853cm">
          <text:p/>
        </draw:line>
        <draw:g draw:name="Grupo 44">
          <draw:custom-shape draw:name="Retângulo 45" draw:style-name="gr2" draw:text-style-name="P12" draw:layer="layout" svg:width="5.216cm" svg:height="6.578cm" svg:x="9.814cm" svg:y="5.4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ector reto 46" draw:style-name="gr3" draw:text-style-name="P13" draw:layer="layout" svg:x1="10.042cm" svg:y1="5.876cm" svg:x2="14.825cm" svg:y2="5.897cm">
            <text:p/>
          </draw:line>
          <draw:line draw:name="Conector reto 47" draw:style-name="gr3" draw:text-style-name="P13" draw:layer="layout" svg:x1="10.421cm" svg:y1="6.3cm" svg:x2="14.823cm" svg:y2="6.298cm">
            <text:p/>
          </draw:line>
          <draw:line draw:name="Conector reto 48" draw:style-name="gr3" draw:text-style-name="P13" draw:layer="layout" svg:x1="10.041cm" svg:y1="6.745cm" svg:x2="14.823cm" svg:y2="6.766cm">
            <text:p/>
          </draw:line>
          <draw:line draw:name="Conector reto 49" draw:style-name="gr3" draw:text-style-name="P13" draw:layer="layout" svg:x1="10.42cm" svg:y1="7.168cm" svg:x2="14.822cm" svg:y2="7.167cm">
            <text:p/>
          </draw:line>
          <draw:line draw:name="Conector reto 50" draw:style-name="gr3" draw:text-style-name="P13" draw:layer="layout" svg:x1="10.041cm" svg:y1="7.588cm" svg:x2="14.823cm" svg:y2="7.609cm">
            <text:p/>
          </draw:line>
          <draw:line draw:name="Conector reto 51" draw:style-name="gr3" draw:text-style-name="P13" draw:layer="layout" svg:x1="10.42cm" svg:y1="8.368cm" svg:x2="14.822cm" svg:y2="8.367cm">
            <text:p/>
          </draw:line>
          <draw:line draw:name="Conector reto 52" draw:style-name="gr3" draw:text-style-name="P13" draw:layer="layout" svg:x1="10.039cm" svg:y1="8.006cm" svg:x2="14.822cm" svg:y2="8.027cm">
            <text:p/>
          </draw:line>
          <draw:line draw:name="Conector reto 53" draw:style-name="gr3" draw:text-style-name="P13" draw:layer="layout" svg:x1="10.041cm" svg:y1="8.786cm" svg:x2="14.823cm" svg:y2="8.807cm">
            <text:p/>
          </draw:line>
          <draw:line draw:name="Conector reto 54" draw:style-name="gr3" draw:text-style-name="P13" draw:layer="layout" svg:x1="10.039cm" svg:y1="9.121cm" svg:x2="14.822cm" svg:y2="9.142cm">
            <text:p/>
          </draw:line>
          <draw:line draw:name="Conector reto 55" draw:style-name="gr3" draw:text-style-name="P13" draw:layer="layout" svg:x1="10.418cm" svg:y1="9.545cm" svg:x2="14.82cm" svg:y2="9.543cm">
            <text:p/>
          </draw:line>
          <draw:line draw:name="Conector reto 56" draw:style-name="gr3" draw:text-style-name="P13" draw:layer="layout" svg:x1="10.038cm" svg:y1="9.99cm" svg:x2="14.82cm" svg:y2="10.011cm">
            <text:p/>
          </draw:line>
          <draw:line draw:name="Conector reto 57" draw:style-name="gr3" draw:text-style-name="P13" draw:layer="layout" svg:x1="10.417cm" svg:y1="10.413cm" svg:x2="14.819cm" svg:y2="10.412cm">
            <text:p/>
          </draw:line>
          <draw:line draw:name="Conector reto 58" draw:style-name="gr3" draw:text-style-name="P13" draw:layer="layout" svg:x1="10.038cm" svg:y1="10.833cm" svg:x2="14.82cm" svg:y2="10.854cm">
            <text:p/>
          </draw:line>
          <draw:line draw:name="Conector reto 59" draw:style-name="gr3" draw:text-style-name="P13" draw:layer="layout" svg:x1="10.036cm" svg:y1="11.25cm" svg:x2="14.819cm" svg:y2="11.272cm">
            <text:p/>
          </draw:line>
        </draw:g>
        <draw:line draw:name="Line 48" draw:style-name="gr5" draw:text-style-name="P14" draw:layer="layout" svg:x1="12.881cm" svg:y1="9.166cm" svg:x2="12.915cm" svg:y2="12.833cm">
          <text:p/>
        </draw:line>
        <draw:line draw:name="Line 49" draw:style-name="gr6" draw:text-style-name="P14" draw:layer="layout" svg:x1="15.385cm" svg:y1="9.224cm" svg:x2="15.385cm" svg:y2="7.53cm">
          <text:p/>
        </draw:line>
        <draw:line draw:name="Line 50" draw:style-name="gr6" draw:text-style-name="P14" draw:layer="layout" svg:x1="15.456cm" svg:y1="7.53cm" svg:x2="12.881cm" svg:y2="7.53cm">
          <text:p/>
        </draw:line>
        <draw:line draw:name="Line 52" draw:style-name="gr6" draw:text-style-name="P14" draw:layer="layout" svg:x1="12.881cm" svg:y1="4.527cm" svg:x2="12.881cm" svg:y2="7.566cm">
          <text:p/>
        </draw:line>
        <draw:line draw:name="Line 53" draw:style-name="gr6" draw:text-style-name="P14" draw:layer="layout" svg:x1="15.456cm" svg:y1="9.188cm" svg:x2="12.881cm" svg:y2="9.188cm">
          <text:p/>
        </draw:line>
        <draw:custom-shape draw:name="CaixaDeTexto 66" draw:style-name="gr7" draw:text-style-name="P16" draw:layer="layout" svg:width="6.445cm" svg:height="1.696cm" svg:x="1.089cm" svg:y="13.378cm">
          <text:p text:style-name="P15"><text:span text:style-name="T11">Fluxo de execução Sequen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7" draw:style-name="gr8" draw:text-style-name="P16" draw:layer="layout" svg:width="6.445cm" svg:height="1.696cm" svg:x="9.395cm" svg:y="13.402cm">
          <text:p text:style-name="P15"><text:span text:style-name="T11">Fluxo de execução com desv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8" draw:style-name="gr9" draw:text-style-name="P16" draw:layer="layout" svg:width="6.445cm" svg:height="1.696cm" svg:x="17.977cm" svg:y="13.132cm">
          <text:p text:style-name="P15"><text:span text:style-name="T11">Fluxo de execução repeti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9" draw:style-name="gr10" draw:text-style-name="P16" draw:layer="layout" svg:width="8.248cm" svg:height="1.354cm" svg:x="0.187cm" svg:y="15.638cm">
          <text:p text:style-name="P15"><text:span text:style-name="T12">Comandos são executados um após o ou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0" draw:style-name="gr11" draw:text-style-name="P16" draw:layer="layout" svg:width="8.248cm" svg:height="2.03cm" svg:x="8.791cm" svg:y="15.619cm">
          <text:p text:style-name="P15"><text:span text:style-name="T12">Comandos são executados dependendo do valor de uma cond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1" draw:style-name="gr12" draw:text-style-name="P16" draw:layer="layout" svg:width="8.248cm" svg:height="1.354cm" svg:x="17.076cm" svg:y="15.735cm">
          <text:p text:style-name="P15"><text:span text:style-name="T12">Comandos são executados de forma repet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strutura de Controle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3">As estruturas de controle dividem-se em:</text:span></text:p>
                <text:list>
                  <text:list-item>
                    <text:p><text:span text:style-name="T14">Estruturas de decisão/seleção (condicionais);</text:span></text:p>
                  </text:list-item>
                  <text:list-item>
                    <text:p><text:span text:style-name="T14">Estruturas de repetição (loops de repetição).</text:span><text:span text:style-name="T14"><text:line-break/></text:span><text:span text:style-name="T14"/></text:p>
                  </text:list-item>
                </text:list>
              </text:list-item>
              <text:list-item>
                <text:p><text:span text:style-name="T13">As estruturas de controle estão vinculadas às condições que determinam se instruções serão ou não executadas;</text:span><text:span text:style-name="T13"><text:line-break/></text:span><text:span text:style-name="T13"/></text:p>
              </text:list-item>
              <text:list-item>
                <text:p><text:span text:style-name="T13">Uma condição de controle está relacionada aos operadores relacionais e lógicos; 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strutura de Seleção</text:p>
          </draw:text-box>
        </draw:frame>
        <draw:frame presentation:style-name="pr10" draw:text-style-name="P20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 text:style-name="P18"><text:span text:style-name="T15">Uma estrutura de decisão permite decidir se um conjunto de instruções </text:span><text:span text:style-name="T16">será</text:span><text:span text:style-name="T15"> ou </text:span><text:span text:style-name="T16">não</text:span><text:span text:style-name="T15"> executado de acordo com determinadas condições;</text:span><text:span text:style-name="T15"><text:line-break/></text:span><text:span text:style-name="T15"/></text:p>
              </text:list-item>
              <text:list-item>
                <text:p text:style-name="P18"><text:span text:style-name="T15">A decisão é feita com base no resultado de um teste lógico que determina a condição;</text:span></text:p>
                <text:p text:style-name="P18"><text:span text:style-name="T15"/></text:p>
              </text:list-item>
              <text:list-item>
                <text:p text:style-name="P18"><text:span text:style-name="T15">Estruturas de decisão em C/C++:</text:span></text:p>
                <text:list>
                  <text:list-item>
                    <text:p text:style-name="P19"><text:span text:style-name="T17">if;</text:span></text:p>
                  </text:list-item>
                  <text:list-item>
                    <text:p text:style-name="P19"><text:span text:style-name="T17">if-else;</text:span></text:p>
                  </text:list-item>
                  <text:list-item>
                    <text:p text:style-name="P19"><text:span text:style-name="T17">switch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Operadores Relacionais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3">Os operadores relacionais comparam dois valores e retornam um valor booleano</text:span></text:p>
                <text:list>
                  <text:list-item>
                    <text:p><text:span text:style-name="T14">Verdadeiro (true);</text:span></text:p>
                  </text:list-item>
                  <text:list-item>
                    <text:p><text:span text:style-name="T14">Falso (false);</text:span></text:p>
                  </text:list-item>
                </text:list>
              </text:list-item>
            </text:list>
          </draw:text-box>
        </draw:frame>
        <draw:frame draw:name="Group 6" draw:style-name="standard" draw:layer="layout" svg:width="21.512cm" svg:height="7.839cm" svg:x="2.072cm" svg:y="10.03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1"><text:span text:style-name="T18">Operador</text:span></text:p>
              </table:table-cell>
              <table:table-cell>
                <text:p text:style-name="P21"><text:span text:style-name="T18">Descrição</text:span></text:p>
              </table:table-cell>
              <table:table-cell>
                <text:p text:style-name="P22"><text:span text:style-name="T18">X</text:span></text:p>
              </table:table-cell>
              <table:table-cell>
                <text:p text:style-name="P22"><text:span text:style-name="T18">Y</text:span></text:p>
              </table:table-cell>
              <table:table-cell>
                <text:p text:style-name="P22"><text:span text:style-name="T19">Lógico</text:span></text:p>
              </table:table-cell>
              <table:table-cell>
                <text:p text:style-name="P21"><text:span text:style-name="T19">Resultad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8">==</text:span></text:p>
              </table:table-cell>
              <table:table-cell>
                <text:p text:style-name="P21"><text:span text:style-name="T20">Igual a</text:span></text:p>
              </table:table-cell>
              <table:table-cell>
                <text:p text:style-name="P22"><text:span text:style-name="T21">2</text:span></text:p>
              </table:table-cell>
              <table:table-cell>
                <text:p text:style-name="P22"><text:span text:style-name="T21">3</text:span></text:p>
              </table:table-cell>
              <table:table-cell>
                <text:p text:style-name="P22"><text:span text:style-name="T21">X == Y</text:span></text:p>
              </table:table-cell>
              <table:table-cell>
                <text:p text:style-name="P21"><text:span text:style-name="T21">Fals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8">!=</text:span></text:p>
              </table:table-cell>
              <table:table-cell>
                <text:p text:style-name="P21"><text:span text:style-name="T20">Diferente de</text:span></text:p>
              </table:table-cell>
              <table:table-cell>
                <text:p text:style-name="P22"><text:span text:style-name="T21">2</text:span></text:p>
              </table:table-cell>
              <table:table-cell>
                <text:p text:style-name="P22"><text:span text:style-name="T21">3</text:span></text:p>
              </table:table-cell>
              <table:table-cell>
                <text:p text:style-name="P22"><text:span text:style-name="T21">X != Y</text:span></text:p>
              </table:table-cell>
              <table:table-cell>
                <text:p text:style-name="P21"><text:span text:style-name="T21">Verdadeir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8">&gt;</text:span></text:p>
              </table:table-cell>
              <table:table-cell>
                <text:p text:style-name="P21"><text:span text:style-name="T20">Maior que</text:span></text:p>
              </table:table-cell>
              <table:table-cell>
                <text:p text:style-name="P22"><text:span text:style-name="T21">2</text:span></text:p>
              </table:table-cell>
              <table:table-cell>
                <text:p text:style-name="P22"><text:span text:style-name="T21">3</text:span></text:p>
              </table:table-cell>
              <table:table-cell>
                <text:p text:style-name="P22"><text:span text:style-name="T21">X <text:s/>&gt; Y</text:span></text:p>
              </table:table-cell>
              <table:table-cell>
                <text:p text:style-name="P21"><text:span text:style-name="T21">Fals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8">&gt;=</text:span></text:p>
              </table:table-cell>
              <table:table-cell>
                <text:p text:style-name="P21"><text:span text:style-name="T20">Maior ou Igual</text:span></text:p>
              </table:table-cell>
              <table:table-cell>
                <text:p text:style-name="P22"><text:span text:style-name="T21">2</text:span></text:p>
              </table:table-cell>
              <table:table-cell>
                <text:p text:style-name="P22"><text:span text:style-name="T21">3</text:span></text:p>
              </table:table-cell>
              <table:table-cell>
                <text:p text:style-name="P22"><text:span text:style-name="T21">X </text:span><text:span text:style-name="T18">&gt;=</text:span><text:span text:style-name="T21">Y</text:span></text:p>
              </table:table-cell>
              <table:table-cell>
                <text:p text:style-name="P21"><text:span text:style-name="T21">Fals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8">&lt;</text:span></text:p>
              </table:table-cell>
              <table:table-cell>
                <text:p text:style-name="P21"><text:span text:style-name="T20">Menor que</text:span></text:p>
              </table:table-cell>
              <table:table-cell>
                <text:p text:style-name="P22"><text:span text:style-name="T20">2</text:span></text:p>
              </table:table-cell>
              <table:table-cell>
                <text:p text:style-name="P22"><text:span text:style-name="T20">3</text:span></text:p>
              </table:table-cell>
              <table:table-cell>
                <text:p text:style-name="P22"><text:span text:style-name="T21">X </text:span><text:span text:style-name="T20">&lt;Y</text:span></text:p>
              </table:table-cell>
              <table:table-cell>
                <text:p text:style-name="P21"><text:span text:style-name="T20">Verdadeiro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8">&lt;=</text:span></text:p>
              </table:table-cell>
              <table:table-cell>
                <text:p text:style-name="P21"><text:span text:style-name="T20">Menor ou igual</text:span></text:p>
              </table:table-cell>
              <table:table-cell>
                <text:p text:style-name="P22"><text:span text:style-name="T20">2</text:span></text:p>
              </table:table-cell>
              <table:table-cell>
                <text:p text:style-name="P22"><text:span text:style-name="T20">3</text:span></text:p>
              </table:table-cell>
              <table:table-cell>
                <text:p text:style-name="P22"><text:span text:style-name="T21">X </text:span><text:span text:style-name="T20">&lt;=Y</text:span></text:p>
              </table:table-cell>
              <table:table-cell>
                <text:p text:style-name="P21"><text:span text:style-name="T20">Verdadeir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Operadores Relacionais</text:p>
          </draw:text-box>
        </draw:frame>
        <draw:custom-shape draw:name="Elipse 5" draw:style-name="gr14" draw:text-style-name="P24" draw:layer="layout" svg:width="3.868cm" svg:height="3.56cm" svg:x="4.32cm" svg:y="5.842cm">
          <text:p text:style-name="P23"><text:span text:style-name="T22">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6" draw:style-name="gr15" draw:text-style-name="P25" draw:layer="layout" svg:width="3.868cm" svg:height="3.56cm" svg:x="16.617cm" svg:y="5.842cm">
          <text:p text:style-name="P23"><text:span text:style-name="T22">==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ângulo 8_0" draw:style-name="gr16" draw:text-style-name="P26" draw:layer="layout" svg:width="6.741cm" svg:height="4.272cm" svg:x="2.892cm" svg:y="10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_4" draw:style-name="gr17" draw:text-style-name="P28" draw:layer="layout" svg:width="6.298cm" svg:height="0.927cm" svg:x="3.166cm" svg:y="11.311cm">
          <text:p text:style-name="P27"><text:span text:style-name="T23">Operador de Atrib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_2" draw:style-name="gr18" draw:text-style-name="P30" draw:layer="layout" svg:width="2.044cm" svg:height="0.927cm" svg:x="5.067cm" svg:y="12.544cm">
          <text:p text:style-name="P29"><text:span text:style-name="T2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19" draw:text-style-name="P31" draw:layer="layout" svg:width="7.403cm" svg:height="4.272cm" svg:x="15.005cm" svg:y="10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_2" draw:style-name="gr20" draw:text-style-name="P28" draw:layer="layout" svg:width="4.986cm" svg:height="0.927cm" svg:x="3.769cm" svg:y="13.878cm">
          <text:p text:style-name="P27"><text:span text:style-name="T23">x recebe o valo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_2" draw:style-name="gr21" draw:text-style-name="P28" draw:layer="layout" svg:width="5.672cm" svg:height="0.927cm" svg:x="15.801cm" svg:y="11.099cm">
          <text:p text:style-name="P27"><text:span text:style-name="T25">Operador Rel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4_1" draw:style-name="gr22" draw:text-style-name="P30" draw:layer="layout" svg:width="2.353cm" svg:height="0.927cm" svg:x="17.602cm" svg:y="12.238cm">
          <text:p text:style-name="P29"><text:span text:style-name="T26">x =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5_0" draw:style-name="gr23" draw:text-style-name="P33" draw:layer="layout" svg:width="5.765cm" svg:height="1.603cm" svg:x="15.854cm" svg:y="13.398cm">
          <text:p text:style-name="P32"><text:span text:style-name="T25">O valor armazenado </text:span></text:p>
          <text:p text:style-name="P32"><text:span text:style-name="T25">em x é igual a 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_1" draw:style-name="gr24" draw:text-style-name="P35" draw:layer="layout" svg:width="23.105cm" svg:height="1.013cm" svg:x="1.575cm" svg:y="17.671cm">
          <text:p text:style-name="P34"><text:span text:style-name="T27">É um erro de programação utilizar “=” quando se deve utilizar “==” (e vice-vers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IF</text:p>
          </draw:text-box>
        </draw:frame>
        <draw:custom-shape draw:name="Retângulo 34" draw:style-name="gr25" draw:text-style-name="P36" draw:layer="layout" svg:width="4.982cm" svg:height="0.911cm" svg:x="2.931cm" svg:y="11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3" draw:style-name="gr26" draw:text-style-name="P37" draw:layer="layout" svg:width="4.087cm" svg:height="0.79cm" svg:x="1.814cm" svg:y="10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7" draw:text-style-name="P39" draw:layer="layout" svg:width="6.066cm" svg:height="5.659cm" svg:x="1.842cm" svg:y="9.211cm">
          <text:p text:style-name="P38"><text:span text:style-name="T28">//comandos</text:span></text:p>
          <text:p text:style-name="P38"><text:span text:style-name="T28"/></text:p>
          <text:p text:style-name="P38"><text:span text:style-name="T29">if</text:span><text:span text:style-name="T30">(</text:span><text:span text:style-name="T28">condição</text:span><text:span text:style-name="T30">)</text:span></text:p>
          <text:p text:style-name="P38"><text:span text:style-name="T30">{</text:span></text:p>
          <text:p text:style-name="P38"><text:span text:style-name="T28"><text:s text:c="3"/></text:span><text:span text:style-name="T28">//bloco verdade</text:span><text:span text:style-name="T28"><text:line-break/></text:span><text:span text:style-name="T30">}</text:span></text:p>
          <text:p text:style-name="P38"><text:span text:style-name="T28"/></text:p>
          <text:p text:style-name="P38"><text:span text:style-name="T28">//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28" draw:text-style-name="P40" draw:layer="layout" svg:width="3.463cm" svg:height="1.148cm" svg:x="14.582cm" svg:y="8.577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9" draw:style-name="gr29" draw:text-style-name="P41" draw:layer="layout" svg:width="0.001cm" svg:height="1.099cm" svg:x="16.298cm" svg:y="9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Fluxograma: Decisão 10" draw:style-name="gr30" draw:text-style-name="P42" draw:layer="layout" svg:width="5.858cm" svg:height="2.308cm" svg:x="13.384cm" svg:y="10.908cm">
          <text:p text:style-name="P15"><text:span text:style-name="T31">Condição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14" draw:style-name="gr31" draw:text-style-name="P43" draw:layer="layout" svg:width="3.102cm" svg:height="2.539cm" svg:x="20.715cm" svg:y="10.793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5" draw:style-name="gr32" draw:text-style-name="P41" draw:layer="layout" svg:width="1.197cm" svg:height="0.001cm" svg:x="19.243cm" svg:y="12.063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19" draw:style-name="gr33" draw:text-style-name="P41" draw:layer="layout" svg:x1="22.266cm" svg:y1="13.332cm" svg:x2="22.266cm" svg:y2="14.212cm">
          <text:p/>
        </draw:line>
        <draw:custom-shape draw:name="Conector de seta reta 24" draw:style-name="gr34" draw:text-style-name="P41" draw:layer="layout" svg:width="0.001cm" svg:height="1.168cm" svg:x="16.32cm" svg:y="14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ângulo 25" draw:style-name="gr35" draw:text-style-name="P40" draw:layer="layout" svg:width="3.463cm" svg:height="1.148cm" svg:x="14.629cm" svg:y="15.434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6" draw:text-style-name="P39" draw:layer="layout" svg:width="0.863cm" svg:height="1.013cm" svg:x="19.524cm" svg:y="10.793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6" draw:style-name="gr37" draw:text-style-name="P13" draw:layer="layout" svg:width="0.001cm" svg:height="0.617cm" svg:x="16.294cm" svg:y="16.5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29" draw:style-name="gr37" draw:text-style-name="P13" draw:layer="layout" svg:width="0.001cm" svg:height="0.617cm" svg:x="16.245cm" svg:y="7.959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31_0" draw:style-name="gr38" draw:text-style-name="P13" draw:layer="layout" svg:x1="16.313cm" svg:y1="13.217cm" svg:x2="16.313cm" svg:y2="14.44cm">
          <text:p/>
        </draw:line>
        <draw:custom-shape draw:name="Conector de seta reta 38" draw:style-name="gr39" draw:text-style-name="P13" draw:layer="layout" svg:width="5.905cm" svg:height="0.001cm" svg:x="16.344cm" svg:y="14.2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1" draw:style-name="gr40" draw:text-style-name="P39" draw:layer="layout" svg:width="9.118cm" svg:height="1.098cm" svg:x="8.095cm" svg:y="4.565cm">
          <text:p text:style-name="P38"><text:span text:style-name="T32">Estrutura condicional 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41" draw:text-style-name="P39" draw:layer="layout" svg:width="0.986cm" svg:height="1.013cm" svg:x="15.751cm" svg:y="7.068cm">
          <text:p text:style-name="P38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42" draw:text-style-name="P39" draw:layer="layout" svg:width="0.986cm" svg:height="1.013cm" svg:x="15.844cm" svg:y="16.856cm">
          <text:p text:style-name="P38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IF</text:p>
          </draw:text-box>
        </draw:frame>
        <draw:custom-shape draw:name="CaixaDeTexto 6_0" draw:style-name="gr43" draw:text-style-name="P39" draw:layer="layout" svg:width="8.846cm" svg:height="8.363cm" svg:x="1.234cm" svg:y="8.18cm">
          <text:p text:style-name="P38"><text:span text:style-name="T29">int</text:span><text:span text:style-name="T33"> </text:span><text:span text:style-name="T28">main</text:span><text:span text:style-name="T30">(){</text:span></text:p>
          <text:p text:style-name="P38"><text:span text:style-name="T28"/></text:p>
          <text:p text:style-name="P38"><text:span text:style-name="T28"><text:s text:c="4"/></text:span><text:span text:style-name="T29">float</text:span><text:span text:style-name="T33"> </text:span><text:span text:style-name="T28">nota </text:span><text:span text:style-name="T30">=</text:span><text:span text:style-name="T28"> </text:span><text:span text:style-name="T34">7.6</text:span><text:span text:style-name="T30">;</text:span></text:p>
          <text:p text:style-name="P38"><text:span text:style-name="T28"/></text:p>
          <text:p text:style-name="P38"><text:span text:style-name="T28"><text:s text:c="4"/></text:span><text:span text:style-name="T29">if</text:span><text:span text:style-name="T30">(</text:span><text:span text:style-name="T28">nota </text:span><text:span text:style-name="T30">&gt;=</text:span><text:span text:style-name="T28"> </text:span><text:span text:style-name="T34">7.0</text:span><text:span text:style-name="T30">)</text:span></text:p>
          <text:p text:style-name="P38"><text:span text:style-name="T28"><text:s text:c="7"/></text:span><text:span text:style-name="T28">printf</text:span><text:span text:style-name="T30">(</text:span><text:span text:style-name="T35">“APROVADO!”</text:span><text:span text:style-name="T30">);</text:span><text:span text:style-name="T28"><text:line-break/></text:span><text:span text:style-name="T28"/></text:p>
          <text:p text:style-name="P38"><text:span text:style-name="T28"><text:s text:c="4"/></text:span><text:span text:style-name="T28">...</text:span><text:span text:style-name="T28"><text:line-break/></text:span><text:span text:style-name="T28"> <text:s text:c="3"/>...</text:span></text:p>
          <text:p text:style-name="P38"><text:span text:style-name="T28"><text:s text:c="4"/></text:span></text:p>
          <text:p text:style-name="P38"><text:span text:style-name="T28"><text:s text:c="4"/></text:span><text:span text:style-name="T29">return</text:span><text:span text:style-name="T28"> </text:span><text:span text:style-name="T34">0</text:span><text:span text:style-name="T30">;</text:span></text:p>
          <text:p text:style-name="P38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_0" draw:style-name="gr44" draw:text-style-name="P40" draw:layer="layout" svg:width="3.463cm" svg:height="1.148cm" svg:x="15.654cm" svg:y="8.128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9_0" draw:style-name="gr29" draw:text-style-name="P41" draw:layer="layout" svg:width="0.001cm" svg:height="1.099cm" svg:x="17.37cm" svg:y="9.2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Fluxograma: Decisão 10_0" draw:style-name="gr45" draw:text-style-name="P40" draw:layer="layout" svg:width="5.858cm" svg:height="2.308cm" svg:x="14.456cm" svg:y="10.459cm">
          <text:p text:style-name="P15"><text:span text:style-name="T31">Condição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14_0" draw:style-name="gr46" draw:text-style-name="P40" draw:layer="layout" svg:width="3.102cm" svg:height="2.539cm" svg:x="21.788cm" svg:y="10.344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5_0" draw:style-name="gr32" draw:text-style-name="P41" draw:layer="layout" svg:width="1.197cm" svg:height="0.001cm" svg:x="20.316cm" svg:y="11.614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19_1" draw:style-name="gr33" draw:text-style-name="P41" draw:layer="layout" svg:x1="23.339cm" svg:y1="12.883cm" svg:x2="23.339cm" svg:y2="13.764cm">
          <text:p/>
        </draw:line>
        <draw:custom-shape draw:name="Conector de seta reta 24_0" draw:style-name="gr34" draw:text-style-name="P41" draw:layer="layout" svg:width="0.001cm" svg:height="1.168cm" svg:x="17.392cm" svg:y="13.7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ângulo 25_0" draw:style-name="gr47" draw:text-style-name="P40" draw:layer="layout" svg:width="3.463cm" svg:height="1.148cm" svg:x="15.701cm" svg:y="14.985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_0" draw:style-name="gr48" draw:text-style-name="P39" draw:layer="layout" svg:width="0.863cm" svg:height="1.013cm" svg:x="20.597cm" svg:y="10.344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6_0" draw:style-name="gr37" draw:text-style-name="P13" draw:layer="layout" svg:width="0.001cm" svg:height="0.617cm" svg:x="17.367cm" svg:y="16.1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29_0" draw:style-name="gr37" draw:text-style-name="P13" draw:layer="layout" svg:width="0.001cm" svg:height="0.617cm" svg:x="17.317cm" svg:y="7.51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31_1" draw:style-name="gr38" draw:text-style-name="P13" draw:layer="layout" svg:x1="17.385cm" svg:y1="12.768cm" svg:x2="17.385cm" svg:y2="13.992cm">
          <text:p/>
        </draw:line>
        <draw:custom-shape draw:name="Conector de seta reta 38_0" draw:style-name="gr39" draw:text-style-name="P13" draw:layer="layout" svg:width="5.905cm" svg:height="0.001cm" svg:x="17.417cm" svg:y="13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18" draw:style-name="gr49" draw:text-style-name="P39" draw:layer="layout" svg:width="9.169cm" svg:height="1.098cm" svg:x="8.083cm" svg:y="4.566cm">
          <text:p text:style-name="P38"><text:span text:style-name="T32">Estrutura condicional 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IF</text:p>
          </draw:text-box>
        </draw:frame>
        <draw:custom-shape draw:name="CaixaDeTexto 6_1" draw:style-name="gr50" draw:text-style-name="P39" draw:layer="layout" svg:width="12.246cm" svg:height="11.067cm" svg:x="1.212cm" svg:y="5.952cm">
          <text:p text:style-name="P38"><text:span text:style-name="T29">int</text:span><text:span text:style-name="T33"> </text:span><text:span text:style-name="T28">main</text:span><text:span text:style-name="T30">(){</text:span></text:p>
          <text:p text:style-name="P38"><text:span text:style-name="T28"/></text:p>
          <text:p text:style-name="P38"><text:span text:style-name="T28"><text:s text:c="4"/></text:span><text:span text:style-name="T29">float</text:span><text:span text:style-name="T33"> </text:span><text:span text:style-name="T28">nota1 </text:span><text:span text:style-name="T30">=</text:span><text:span text:style-name="T28"> </text:span><text:span text:style-name="T34">7.6</text:span><text:span text:style-name="T30">;</text:span></text:p>
          <text:p text:style-name="P38"><text:span text:style-name="T28"><text:s text:c="4"/></text:span><text:span text:style-name="T29">float</text:span><text:span text:style-name="T33"> </text:span><text:span text:style-name="T28">nota2 </text:span><text:span text:style-name="T30">=</text:span><text:span text:style-name="T28"> </text:span><text:span text:style-name="T34">5.0</text:span><text:span text:style-name="T30">;</text:span></text:p>
          <text:p text:style-name="P38"><text:span text:style-name="T28"><text:s text:c="4"/></text:span><text:span text:style-name="T29">float</text:span><text:span text:style-name="T33"> </text:span><text:span text:style-name="T28">media</text:span><text:span text:style-name="T30">;</text:span></text:p>
          <text:p text:style-name="P38"><text:span text:style-name="T28"/></text:p>
          <text:p text:style-name="P38"><text:span text:style-name="T28"><text:s text:c="4"/></text:span><text:span text:style-name="T29">if</text:span><text:span text:style-name="T30">(</text:span><text:span text:style-name="T28">nota1 </text:span><text:span text:style-name="T30">==</text:span><text:span text:style-name="T36"> </text:span><text:span text:style-name="T34">10.0</text:span><text:span text:style-name="T30">)</text:span></text:p>
          <text:p text:style-name="P38"><text:span text:style-name="T28"><text:s text:c="7"/></text:span><text:span text:style-name="T28">printf</text:span><text:span text:style-name="T30">(</text:span><text:span text:style-name="T37">“PARABÉNS!”</text:span><text:span text:style-name="T30">);</text:span></text:p>
          <text:p text:style-name="P38"><text:span text:style-name="T28"/></text:p>
          <text:p text:style-name="P38"><text:span text:style-name="T28"><text:s text:c="4"/></text:span><text:span text:style-name="T28">media </text:span><text:span text:style-name="T30">= (</text:span><text:span text:style-name="T28">nota1 </text:span><text:span text:style-name="T30">+</text:span><text:span text:style-name="T28"> nota2</text:span><text:span text:style-name="T30">)/</text:span><text:span text:style-name="T34">2</text:span><text:span text:style-name="T30">;</text:span></text:p>
          <text:p text:style-name="P38"><text:span text:style-name="T28"><text:s text:c="4"/></text:span><text:span text:style-name="T28">printf</text:span><text:span text:style-name="T30">(</text:span><text:span text:style-name="T37">“Sua media e’: %f”</text:span><text:span text:style-name="T30">,</text:span><text:span text:style-name="T28"> media</text:span><text:span text:style-name="T30">);</text:span></text:p>
          <text:p text:style-name="P38"><text:span text:style-name="T28"><text:s text:c="4"/></text:span><text:span text:style-name="T28">...</text:span><text:span text:style-name="T28"><text:line-break/></text:span><text:span text:style-name="T28"> <text:s text:c="3"/>...</text:span></text:p>
          <text:p text:style-name="P38"><text:span text:style-name="T28"><text:s text:c="4"/></text:span></text:p>
          <text:p text:style-name="P38"><text:span text:style-name="T28"><text:s text:c="4"/></text:span><text:span text:style-name="T29">return</text:span><text:span text:style-name="T28"> </text:span><text:span text:style-name="T34">0</text:span><text:span text:style-name="T30">;</text:span></text:p>
          <text:p text:style-name="P38"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_1" draw:style-name="gr51" draw:text-style-name="P40" draw:layer="layout" svg:width="3.463cm" svg:height="1.148cm" svg:x="15.654cm" svg:y="8.127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9_1" draw:style-name="gr29" draw:text-style-name="P41" draw:layer="layout" svg:width="0.001cm" svg:height="1.099cm" svg:x="17.37cm" svg:y="9.2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Fluxograma: Decisão 10_1" draw:style-name="gr52" draw:text-style-name="P40" draw:layer="layout" svg:width="5.858cm" svg:height="2.308cm" svg:x="14.456cm" svg:y="10.458cm">
          <text:p text:style-name="P15"><text:span text:style-name="T31">Condição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14_1" draw:style-name="gr53" draw:text-style-name="P40" draw:layer="layout" svg:width="3.102cm" svg:height="2.539cm" svg:x="21.788cm" svg:y="10.343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5_1" draw:style-name="gr32" draw:text-style-name="P41" draw:layer="layout" svg:width="1.197cm" svg:height="0.001cm" svg:x="20.316cm" svg:y="11.613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19_2" draw:style-name="gr33" draw:text-style-name="P41" draw:layer="layout" svg:x1="23.339cm" svg:y1="12.882cm" svg:x2="23.339cm" svg:y2="13.763cm">
          <text:p/>
        </draw:line>
        <draw:custom-shape draw:name="Conector de seta reta 24_1" draw:style-name="gr34" draw:text-style-name="P41" draw:layer="layout" svg:width="0.001cm" svg:height="1.168cm" svg:x="17.392cm" svg:y="13.7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ângulo 25_1" draw:style-name="gr54" draw:text-style-name="P40" draw:layer="layout" svg:width="3.463cm" svg:height="1.148cm" svg:x="15.701cm" svg:y="14.984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_1" draw:style-name="gr55" draw:text-style-name="P39" draw:layer="layout" svg:width="0.863cm" svg:height="1.013cm" svg:x="20.597cm" svg:y="10.343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6_1" draw:style-name="gr37" draw:text-style-name="P13" draw:layer="layout" svg:width="0.001cm" svg:height="0.617cm" svg:x="17.367cm" svg:y="1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29_1" draw:style-name="gr37" draw:text-style-name="P13" draw:layer="layout" svg:width="0.001cm" svg:height="0.617cm" svg:x="17.317cm" svg:y="7.509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31_2" draw:style-name="gr38" draw:text-style-name="P13" draw:layer="layout" svg:x1="17.385cm" svg:y1="12.767cm" svg:x2="17.385cm" svg:y2="13.991cm">
          <text:p/>
        </draw:line>
        <draw:custom-shape draw:name="Conector de seta reta 38_1" draw:style-name="gr39" draw:text-style-name="P13" draw:layer="layout" svg:width="5.905cm" svg:height="0.001cm" svg:x="17.417cm" svg:y="13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18_0" draw:style-name="gr56" draw:text-style-name="P39" draw:layer="layout" svg:width="9.169cm" svg:height="1.098cm" svg:x="8.083cm" svg:y="4.565cm">
          <text:p text:style-name="P38"><text:span text:style-name="T32">Estrutura condicional 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IF-ELSE</text:p>
          </draw:text-box>
        </draw:frame>
        <draw:custom-shape draw:name="Retângulo 18" draw:style-name="gr57" draw:text-style-name="P44" draw:layer="layout" svg:width="4.098cm" svg:height="0.999cm" svg:x="1.183cm" svg:y="8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_2" draw:style-name="gr58" draw:text-style-name="P40" draw:layer="layout" svg:width="3.463cm" svg:height="1.148cm" svg:x="15.644cm" svg:y="6.34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9_2" draw:style-name="gr29" draw:text-style-name="P41" draw:layer="layout" svg:width="0.001cm" svg:height="1.099cm" svg:x="17.36cm" svg:y="7.4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Fluxograma: Decisão 10_2" draw:style-name="gr59" draw:text-style-name="P40" draw:layer="layout" svg:width="5.858cm" svg:height="2.308cm" svg:x="14.446cm" svg:y="8.671cm">
          <text:p text:style-name="P15"><text:span text:style-name="T31">Condição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de seta reta 12" draw:style-name="gr32" draw:text-style-name="P41" draw:layer="layout" svg:width="1.197cm" svg:height="0.001cm" svg:x="13.232cm" svg:y="9.8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tângulo de cantos arredondados 13" draw:style-name="gr60" draw:text-style-name="P40" draw:layer="layout" svg:width="3.001cm" svg:height="2.539cm" svg:x="10.016cm" svg:y="8.44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ângulo de cantos arredondados 14_2" draw:style-name="gr61" draw:text-style-name="P40" draw:layer="layout" svg:width="3.102cm" svg:height="2.539cm" svg:x="21.778cm" svg:y="8.556cm">
          <text:p text:style-name="P15"><text:span text:style-name="T31">Bloco fals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5_2" draw:style-name="gr32" draw:text-style-name="P41" draw:layer="layout" svg:width="1.197cm" svg:height="0.001cm" svg:x="20.306cm" svg:y="9.826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19_3" draw:style-name="gr33" draw:text-style-name="P41" draw:layer="layout" svg:x1="23.329cm" svg:y1="11.095cm" svg:x2="23.329cm" svg:y2="11.975cm">
          <text:p/>
        </draw:line>
        <draw:line draw:name="Conector reto 20" draw:style-name="gr33" draw:text-style-name="P41" draw:layer="layout" svg:x1="11.516cm" svg:y1="10.98cm" svg:x2="11.516cm" svg:y2="11.918cm">
          <text:p/>
        </draw:line>
        <draw:line draw:name="Conector reto 22" draw:style-name="gr33" draw:text-style-name="P41" draw:layer="layout" svg:x1="11.516cm" svg:y1="11.918cm" svg:x2="23.329cm" svg:y2="11.918cm">
          <text:p/>
        </draw:line>
        <draw:custom-shape draw:name="Conector de seta reta 24_2" draw:style-name="gr34" draw:text-style-name="P41" draw:layer="layout" svg:width="0.001cm" svg:height="1.168cm" svg:x="17.423cm" svg:y="11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ângulo 25_2" draw:style-name="gr62" draw:text-style-name="P40" draw:layer="layout" svg:width="3.463cm" svg:height="1.148cm" svg:x="15.691cm" svg:y="13.197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_2" draw:style-name="gr63" draw:text-style-name="P39" draw:layer="layout" svg:width="0.795cm" svg:height="1.013cm" svg:x="20.585cm" svg:y="8.556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7" draw:style-name="gr64" draw:text-style-name="P39" draw:layer="layout" svg:width="0.863cm" svg:height="1.013cm" svg:x="13.602cm" svg:y="8.527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16_2" draw:style-name="gr65" draw:text-style-name="P13" draw:layer="layout" svg:width="0.001cm" svg:height="0.617cm" svg:x="17.423cm" svg:y="14.3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29_2" draw:style-name="gr65" draw:text-style-name="P13" draw:layer="layout" svg:width="0.001cm" svg:height="0.617cm" svg:x="17.307cm" svg:y="5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6_2" draw:style-name="gr66" draw:text-style-name="P39" draw:layer="layout" svg:width="6.066cm" svg:height="8.363cm" svg:x="1.211cm" svg:y="6.974cm">
          <text:p text:style-name="P38"><text:span text:style-name="T28">//comandos</text:span></text:p>
          <text:p text:style-name="P38"><text:span text:style-name="T28"/></text:p>
          <text:p text:style-name="P38"><text:span text:style-name="T29">if</text:span><text:span text:style-name="T30">(</text:span><text:span text:style-name="T28">condição</text:span><text:span text:style-name="T30">)</text:span></text:p>
          <text:p text:style-name="P38"><text:span text:style-name="T30">{</text:span></text:p>
          <text:p text:style-name="P38"><text:span text:style-name="T28"><text:s text:c="3"/></text:span><text:span text:style-name="T28">//bloco verdade</text:span><text:span text:style-name="T28"><text:line-break/></text:span><text:span text:style-name="T30">}</text:span></text:p>
          <text:p text:style-name="P38"><text:span text:style-name="T29">else</text:span></text:p>
          <text:p text:style-name="P38"><text:span text:style-name="T30">{</text:span></text:p>
          <text:p text:style-name="P38"><text:span text:style-name="T28"><text:s text:c="2"/></text:span><text:span text:style-name="T28">//bloco falso</text:span></text:p>
          <text:p text:style-name="P38"><text:span text:style-name="T30">}</text:span></text:p>
          <text:p text:style-name="P38"><text:span text:style-name="T28"/></text:p>
          <text:p text:style-name="P38"><text:span text:style-name="T28">//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" draw:style-name="gr67" draw:text-style-name="P36" draw:layer="layout" svg:width="5.31cm" svg:height="1.138cm" svg:x="2.078cm" svg:y="9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0" draw:style-name="gr67" draw:text-style-name="P36" draw:layer="layout" svg:width="5.31cm" svg:height="1.138cm" svg:x="1.796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68" draw:text-style-name="P45" draw:layer="layout" svg:width="24.559cm" svg:height="1.775cm" svg:x="0.378cm" svg:y="16.147cm">
          <text:p text:style-name="P15"><text:span text:style-name="T38">A declaração </text:span><text:span text:style-name="T39">else</text:span><text:span text:style-name="T38"> é opcional: pode-se utilizá-la para determinar um conjunto de comandos que serão executados caso a condição testada seja fal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IF-ELSE</text:p>
          </draw:text-box>
        </draw:frame>
        <draw:custom-shape draw:name="CaixaDeTexto 6_3" draw:style-name="gr69" draw:text-style-name="P39" draw:layer="layout" svg:width="8.846cm" svg:height="6.335cm" svg:x="0.571cm" svg:y="6.966cm">
          <text:p text:style-name="P38"><text:span text:style-name="T29">int</text:span><text:span text:style-name="T33"> </text:span><text:span text:style-name="T28">a </text:span><text:span text:style-name="T30">=</text:span><text:span text:style-name="T28"> </text:span><text:span text:style-name="T34">8</text:span><text:span text:style-name="T30">;</text:span></text:p>
          <text:p text:style-name="P38"><text:span text:style-name="T28"/></text:p>
          <text:p text:style-name="P38"><text:span text:style-name="T29">if</text:span><text:span text:style-name="T30">(</text:span><text:span text:style-name="T28">a </text:span><text:span text:style-name="T30">==</text:span><text:span text:style-name="T28"> </text:span><text:span text:style-name="T34">5</text:span><text:span text:style-name="T30">)</text:span></text:p>
          <text:p text:style-name="P38"><text:span text:style-name="T28"><text:s text:c="3"/></text:span><text:span text:style-name="T28">printf</text:span><text:span text:style-name="T30">(</text:span><text:span text:style-name="T37">“a vale 5”</text:span><text:span text:style-name="T30">);</text:span></text:p>
          <text:p text:style-name="P38"><text:span text:style-name="T29">else</text:span></text:p>
          <text:p text:style-name="P38"><text:span text:style-name="T28"><text:s text:c="4"/></text:span><text:span text:style-name="T28">printf</text:span><text:span text:style-name="T30">(</text:span><text:span text:style-name="T40">“a não vale 5”</text:span><text:span text:style-name="T30">);</text:span></text:p>
          <text:p text:style-name="P38"><text:span text:style-name="T28"/></text:p>
          <text:p text:style-name="P38"><text:span text:style-name="T28"/></text:p>
          <text:p text:style-name="P38"><text:span text:style-name="T28">a </text:span><text:span text:style-name="T30">=</text:span><text:span text:style-name="T28"> </text:span><text:span text:style-name="T34">3</text:span><text:span text:style-name="T3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_3" draw:style-name="gr70" draw:text-style-name="P40" draw:layer="layout" svg:width="3.463cm" svg:height="1.148cm" svg:x="15.654cm" svg:y="6.332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9_3" draw:style-name="gr71" draw:text-style-name="P13" draw:layer="layout" svg:width="0.001cm" svg:height="1.099cm" svg:x="17.37cm" svg:y="7.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Fluxograma: Decisão 10_3" draw:style-name="gr72" draw:text-style-name="P46" draw:layer="layout" svg:width="5.858cm" svg:height="2.308cm" svg:x="14.456cm" svg:y="8.663cm">
          <text:p text:style-name="P15"><text:span text:style-name="T41">Condição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de seta reta 12_0" draw:style-name="gr73" draw:text-style-name="P13" draw:layer="layout" svg:width="1.197cm" svg:height="0.001cm" svg:x="13.242cm" svg:y="9.8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15_3" draw:style-name="gr73" draw:text-style-name="P13" draw:layer="layout" svg:width="1.197cm" svg:height="0.001cm" svg:x="20.316cm" svg:y="9.818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19_4" draw:style-name="gr3" draw:text-style-name="P13" draw:layer="layout" svg:x1="23.339cm" svg:y1="10.899cm" svg:x2="23.339cm" svg:y2="11.967cm">
          <text:p/>
        </draw:line>
        <draw:line draw:name="Conector reto 20_1" draw:style-name="gr3" draw:text-style-name="P13" draw:layer="layout" svg:x1="11.526cm" svg:y1="10.842cm" svg:x2="11.526cm" svg:y2="11.91cm">
          <text:p/>
        </draw:line>
        <draw:line draw:name="Conector reto 22_0" draw:style-name="gr3" draw:text-style-name="P13" draw:layer="layout" svg:x1="11.526cm" svg:y1="11.91cm" svg:x2="23.339cm" svg:y2="11.91cm">
          <text:p/>
        </draw:line>
        <draw:custom-shape draw:name="Conector de seta reta 24_3" draw:style-name="gr74" draw:text-style-name="P13" draw:layer="layout" svg:width="0.001cm" svg:height="1.168cm" svg:x="17.433cm" svg:y="11.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ângulo 25_3" draw:style-name="gr75" draw:text-style-name="P40" draw:layer="layout" svg:width="3.463cm" svg:height="1.148cm" svg:x="15.701cm" svg:y="13.218cm">
          <text:p text:style-name="P15"><text:span text:style-name="T31">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_3" draw:style-name="gr76" draw:text-style-name="P39" draw:layer="layout" svg:width="0.795cm" svg:height="1.013cm" svg:x="20.595cm" svg:y="8.548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7_0" draw:style-name="gr77" draw:text-style-name="P39" draw:layer="layout" svg:width="0.863cm" svg:height="1.013cm" svg:x="13.612cm" svg:y="8.519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9" draw:style-name="gr78" draw:text-style-name="P47" draw:layer="layout" svg:width="21.984cm" svg:height="1.013cm" svg:x="1.83cm" svg:y="16.887cm">
          <text:p text:style-name="P38"><text:span text:style-name="T41">Somente um dos conjuntos de comandos (</text:span><text:span text:style-name="T42">if </text:span><text:span text:style-name="T41">ou </text:span><text:span text:style-name="T42">else</text:span><text:span text:style-name="T41">) será executado, nunca os doi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3_0" draw:style-name="gr79" draw:text-style-name="P48" draw:layer="layout" svg:width="3.001cm" svg:height="2.539cm" svg:x="10.026cm" svg:y="8.432cm">
          <text:p text:style-name="P15"><text:span text:style-name="T4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ângulo de cantos arredondados 14_3" draw:style-name="gr80" draw:text-style-name="P48" draw:layer="layout" svg:width="3.102cm" svg:height="2.539cm" svg:x="21.788cm" svg:y="8.548cm">
          <text:p text:style-name="P15"><text:span text:style-name="T41">Bloco falsi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Blocos de Instrução</text:p>
          </draw:text-box>
        </draw:frame>
        <draw:frame presentation:style-name="pr9" draw:text-style-name="P50" draw:layer="layout" svg:width="24cm" svg:height="14.6cm" svg:x="0.6cm" svg:y="3.8cm" presentation:class="outline" presentation:user-transformed="true">
          <draw:text-box>
            <text:list text:style-name="L2">
              <text:list-item>
                <text:p text:style-name="P49"><text:span text:style-name="T13">Com a adição de estruturas de controle segue um <text:s/>novo conceito: bloco de instruções;</text:span></text:p>
              </text:list-item>
              <text:list-item>
                <text:p text:style-name="P49"><text:span text:style-name="T10">Bloco:</text:span><text:span text:style-name="T13"> Conjunto de instruções agrupadas e delimitadas por chaves </text:span><text:span text:style-name="T43">{ } </text:span></text:p>
              </text:list-item>
              <text:list-item>
                <text:p text:style-name="P49"><text:span text:style-name="T13">Se o bloco for de apenas uma instrução, pode-se omitir as {}</text:span></text:p>
              </text:list-item>
              <text:list-item>
                <text:p text:style-name="P49"><text:span text:style-name="T13">Exemplos:</text:span></text:p>
              </text:list-item>
            </text:list>
          </draw:text-box>
        </draw:frame>
        <draw:custom-shape draw:name="CaixaDeTexto 6_4" draw:style-name="gr81" draw:text-style-name="P39" draw:layer="layout" svg:width="8.361cm" svg:height="1.435cm" svg:x="2.11cm" svg:y="13.807cm">
          <text:p text:style-name="P38"><text:span text:style-name="T44">if</text:span><text:span text:style-name="T45">(</text:span><text:span text:style-name="T46">x </text:span><text:span text:style-name="T45">&gt;</text:span><text:span text:style-name="T46"> </text:span><text:span text:style-name="T47">100</text:span><text:span text:style-name="T45">)</text:span></text:p>
          <text:p text:style-name="P38"><text:span text:style-name="T46"><text:s text:c="3"/></text:span><text:span text:style-name="T46">printf</text:span><text:span text:style-name="T45">(</text:span><text:span text:style-name="T48">“x maior que 100”</text:span><text:span text:style-name="T45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82" draw:text-style-name="P39" draw:layer="layout" svg:width="9.987cm" svg:height="4.987cm" svg:x="13.759cm" svg:y="12.243cm">
          <text:p text:style-name="P38"><text:span text:style-name="T44">if</text:span><text:span text:style-name="T45">(</text:span><text:span text:style-name="T46">x </text:span><text:span text:style-name="T45">&gt;</text:span><text:span text:style-name="T46"> </text:span><text:span text:style-name="T47">100</text:span><text:span text:style-name="T45">)</text:span></text:p>
          <text:p text:style-name="P38"><text:span text:style-name="T45">{</text:span></text:p>
          <text:p text:style-name="P38"><text:span text:style-name="T46"><text:s text:c="5"/></text:span><text:span text:style-name="T46">printf</text:span><text:span text:style-name="T45">(</text:span><text:span text:style-name="T48">“x maior que 100\n”</text:span><text:span text:style-name="T45">);</text:span></text:p>
          <text:p text:style-name="P38"><text:span text:style-name="T46"><text:s text:c="5"/></text:span><text:span text:style-name="T46">printf</text:span><text:span text:style-name="T45">(</text:span><text:span text:style-name="T48">“x vale: %d”</text:span><text:span text:style-name="T45">,</text:span><text:span text:style-name="T46"> x</text:span><text:span text:style-name="T45">);</text:span><text:span text:style-name="T46"> <text:s text:c="3"/></text:span></text:p>
          <text:p text:style-name="P38"><text:span text:style-name="T45">}</text:span></text:p>
          <text:p text:style-name="P38"><text:span text:style-name="T44">else</text:span></text:p>
          <text:p text:style-name="P38"><text:span text:style-name="T46"><text:s text:c="5"/></text:span><text:span text:style-name="T46">printf</text:span><text:span text:style-name="T45">(</text:span><text:span text:style-name="T48">“x não maior que 100”</text:span><text:span text:style-name="T45">);</text:span></text:p>
          <text:p text:style-name="P3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Blocos de instruções – Erros comuns I</text:p>
          </draw:text-box>
        </draw:frame>
        <draw:custom-shape draw:name="CaixaDeTexto 9" draw:style-name="gr83" draw:text-style-name="P39" draw:layer="layout" svg:width="25.149cm" svg:height="9.395cm" svg:x="0.169cm" svg:y="4.995cm">
          <text:p text:style-name="P38"><text:span text:style-name="T49">int</text:span><text:span text:style-name="T50"> </text:span><text:span text:style-name="T51">main</text:span><text:span text:style-name="T52">(){</text:span></text:p>
          <text:p text:style-name="P38"><text:span text:style-name="T51"><text:s text:c="4"/></text:span><text:span text:style-name="T49">float</text:span><text:span text:style-name="T50"> </text:span><text:span text:style-name="T51">saldo </text:span><text:span text:style-name="T52">=</text:span><text:span text:style-name="T51"> </text:span><text:span text:style-name="T53">150.0</text:span><text:span text:style-name="T52">;</text:span></text:p>
          <text:p text:style-name="P38"><text:span text:style-name="T51"><text:s text:c="4"/></text:span><text:span text:style-name="T49">float</text:span><text:span text:style-name="T50"> </text:span><text:span text:style-name="T51">saque </text:span><text:span text:style-name="T52">=</text:span><text:span text:style-name="T51"> </text:span><text:span text:style-name="T53">200.0</text:span><text:span text:style-name="T52">;</text:span></text:p>
          <text:p text:style-name="P38"><text:span text:style-name="T51"/></text:p>
          <text:p text:style-name="P38"><text:span text:style-name="T51"><text:s text:c="4"/></text:span><text:span text:style-name="T54">if</text:span><text:span text:style-name="T52">(</text:span><text:span text:style-name="T51">saldo </text:span><text:span text:style-name="T52">-</text:span><text:span text:style-name="T51"> saque </text:span><text:span text:style-name="T52">&gt;=</text:span><text:span text:style-name="T51"> </text:span><text:span text:style-name="T53">0</text:span><text:span text:style-name="T52">)</text:span></text:p>
          <text:p text:style-name="P38"><text:span text:style-name="T51"><text:s text:c="8"/></text:span><text:span text:style-name="T51">saldo </text:span><text:span text:style-name="T52">=</text:span><text:span text:style-name="T51"> saldo </text:span><text:span text:style-name="T52">-</text:span><text:span text:style-name="T51"> saque</text:span><text:span text:style-name="T52">;</text:span></text:p>
          <text:p text:style-name="P38"><text:span text:style-name="T51"><text:s text:c="8"/></text:span><text:span text:style-name="T51">printf</text:span><text:span text:style-name="T52">(</text:span><text:span text:style-name="T55">“Saque realizado com sucesso. Saldo atual = %f”</text:span><text:span text:style-name="T52">,</text:span><text:span text:style-name="T51"> saldo</text:span><text:span text:style-name="T52">);</text:span></text:p>
          <text:p text:style-name="P38"><text:span text:style-name="T51"><text:s text:c="4"/></text:span><text:span text:style-name="T54">else</text:span></text:p>
          <text:p text:style-name="P38"><text:span text:style-name="T51"><text:s text:c="8"/></text:span><text:span text:style-name="T51">printf</text:span><text:span text:style-name="T52">(</text:span><text:span text:style-name="T55">“Impossivel realizar o saque. Saldo insuficiente”</text:span><text:span text:style-name="T52">);</text:span></text:p>
          <text:p text:style-name="P38"><text:span text:style-name="T51"/></text:p>
          <text:p text:style-name="P38"><text:span text:style-name="T51"><text:s text:c="4"/></text:span><text:span text:style-name="T54">return</text:span><text:span text:style-name="T51"> </text:span><text:span text:style-name="T53">0</text:span><text:span text:style-name="T52">;</text:span></text:p>
          <text:p text:style-name="P38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4" draw:text-style-name="P6" draw:layer="layout" svg:width="5.612cm" svg:height="0.962cm" svg:x="9.894cm" svg:y="16.4cm">
          <draw:text-box>
            <text:p>Onde está o erro?</text:p>
          </draw:text-box>
        </draw:frame>
        <draw:frame draw:style-name="gr85" draw:text-style-name="P6" draw:layer="layout" svg:width="18.405cm" svg:height="0.962cm" svg:x="3.498cm" svg:y="17.438cm">
          <draw:text-box>
            <text:p>O compilador acusará que existe um ELSE sem um IF, porque?</text:p>
          </draw:text-box>
        </draw:frame>
        <presentation:notes draw:style-name="dp2">
          <draw:page-thumbnail draw:style-name="gr13" draw:layer="layout" svg:width="14.848cm" svg:height="11.136cm" svg:x="3.075cm" svg:y="2.257cm" draw:page-number="1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 text:style-name="P51">Blocos de instruções – Erros comuns II</text:p>
          </draw:text-box>
        </draw:frame>
        <draw:custom-shape draw:name="CaixaDeTexto 9_0" draw:style-name="gr86" draw:text-style-name="P39" draw:layer="layout" svg:width="25.149cm" svg:height="10.919cm" svg:x="0.345cm" svg:y="4.995cm">
          <text:p text:style-name="P38"><text:span text:style-name="T49">int</text:span><text:span text:style-name="T50"> </text:span><text:span text:style-name="T51">main</text:span><text:span text:style-name="T52">(){</text:span></text:p>
          <text:p text:style-name="P38"><text:span text:style-name="T51"><text:s text:c="4"/></text:span><text:span text:style-name="T49">float</text:span><text:span text:style-name="T50"> </text:span><text:span text:style-name="T51">saldo </text:span><text:span text:style-name="T52">=</text:span><text:span text:style-name="T51"> </text:span><text:span text:style-name="T53">150.0</text:span><text:span text:style-name="T52">;</text:span></text:p>
          <text:p text:style-name="P38"><text:span text:style-name="T51"><text:s text:c="4"/></text:span><text:span text:style-name="T49">float</text:span><text:span text:style-name="T50"> </text:span><text:span text:style-name="T51">saque </text:span><text:span text:style-name="T52">=</text:span><text:span text:style-name="T51"> </text:span><text:span text:style-name="T53">50.0</text:span><text:span text:style-name="T52">;</text:span></text:p>
          <text:p text:style-name="P38"><text:span text:style-name="T51"/></text:p>
          <text:p text:style-name="P38"><text:span text:style-name="T51"><text:s text:c="4"/></text:span><text:span text:style-name="T54">if</text:span><text:span text:style-name="T52">(</text:span><text:span text:style-name="T51">saldo </text:span><text:span text:style-name="T52">-</text:span><text:span text:style-name="T51"> saque </text:span><text:span text:style-name="T52">&gt;=</text:span><text:span text:style-name="T51"> </text:span><text:span text:style-name="T53">0</text:span><text:span text:style-name="T52">){</text:span></text:p>
          <text:p text:style-name="P38"><text:span text:style-name="T51"><text:s text:c="8"/></text:span><text:span text:style-name="T51">saldo</text:span><text:span text:style-name="T56"> </text:span><text:span text:style-name="T52">=</text:span><text:span text:style-name="T56"> </text:span><text:span text:style-name="T51">saldo </text:span><text:span text:style-name="T52">-</text:span><text:span text:style-name="T56"> </text:span><text:span text:style-name="T51">saque</text:span><text:span text:style-name="T52">;</text:span></text:p>
          <text:p text:style-name="P38"><text:span text:style-name="T51"><text:s text:c="8"/></text:span><text:span text:style-name="T51">printf</text:span><text:span text:style-name="T52">(</text:span><text:span text:style-name="T55">“Saque realizado com sucesso. Saldo atual = %f”</text:span><text:span text:style-name="T52">,</text:span><text:span text:style-name="T51"> saldo</text:span><text:span text:style-name="T52">);</text:span></text:p>
          <text:p text:style-name="P38"><text:span text:style-name="T51"><text:s text:c="4"/></text:span><text:span text:style-name="T52">}</text:span></text:p>
          <text:p text:style-name="P38"><text:span text:style-name="T51"><text:s text:c="4"/></text:span><text:span text:style-name="T54">else</text:span></text:p>
          <text:p text:style-name="P38"><text:span text:style-name="T51"><text:s text:c="8"/></text:span><text:span text:style-name="T51">printf</text:span><text:span text:style-name="T52">(</text:span><text:span text:style-name="T55">“Impossivel realizar o saque.”</text:span><text:span text:style-name="T52">);</text:span></text:p>
          <text:p text:style-name="P38"><text:span text:style-name="T51"><text:s text:c="8"/></text:span><text:span text:style-name="T51">printf</text:span><text:span text:style-name="T52">(</text:span><text:span text:style-name="T55">“Informe um valor menor ou igual a %f”</text:span><text:span text:style-name="T52">,</text:span><text:span text:style-name="T51"> saldo</text:span><text:span text:style-name="T52">);</text:span></text:p>
          <text:p text:style-name="P38"><text:span text:style-name="T51"/></text:p>
          <text:p text:style-name="P38"><text:span text:style-name="T51"><text:s text:c="4"/></text:span><text:span text:style-name="T54">return</text:span><text:span text:style-name="T51"> </text:span><text:span text:style-name="T53">0</text:span><text:span text:style-name="T52">;</text:span></text:p>
          <text:p text:style-name="P38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4" draw:text-style-name="P6" draw:layer="layout" svg:width="5.612cm" svg:height="0.962cm" svg:x="9.894cm" svg:y="16.4cm">
          <draw:text-box>
            <text:p>Onde está o erro?</text:p>
          </draw:text-box>
        </draw:frame>
        <presentation:notes draw:style-name="dp2">
          <draw:page-thumbnail draw:style-name="gr13" draw:layer="layout" svg:width="14.848cm" svg:height="11.136cm" svg:x="3.075cm" svg:y="2.257cm" draw:page-number="1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strutura de seleção aninhadas</text:p>
          </draw:text-box>
        </draw:frame>
        <draw:frame presentation:style-name="pr9" draw:text-style-name="P53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 text:style-name="P52"><text:span text:style-name="T13">É possível também aninhar comandos </text:span><text:span text:style-name="T10">if</text:span><text:span text:style-name="T13">, ou seja, fazer uma declaração </text:span><text:span text:style-name="T10">if</text:span><text:span text:style-name="T13"> dentro de outra declaração </text:span><text:span text:style-name="T10">if</text:span><text:span text:style-name="T13"> anterior.</text:span></text:p>
              </text:list-item>
              <text:list-item>
                <text:p text:style-name="P52"><text:span text:style-name="T10">Exemplo:</text:span><text:span text:style-name="T13"> examinar se um número é positivo. Em caso afirmativo, <text:s/>verificar se o mesmo é divisível por 2. </text:span></text:p>
              </text:list-item>
            </text:list>
          </draw:text-box>
        </draw:frame>
        <draw:custom-shape draw:name="Retângulo 7_4" draw:style-name="gr87" draw:text-style-name="P39" draw:layer="layout" svg:width="17.779cm" svg:height="6.347cm" svg:x="4.199cm" svg:y="9.95cm">
          <text:p text:style-name="P38"><text:span text:style-name="T57">if</text:span><text:span text:style-name="T58">(</text:span><text:span text:style-name="T59">num </text:span><text:span text:style-name="T58">&gt;=</text:span><text:span text:style-name="T59"> </text:span><text:span text:style-name="T60">0</text:span><text:span text:style-name="T58">) {</text:span></text:p>
          <text:p text:style-name="P38"><text:span text:style-name="T59"><text:s text:c="3"/></text:span><text:span text:style-name="T57">if</text:span><text:span text:style-name="T58">(</text:span><text:span text:style-name="T59">num </text:span><text:span text:style-name="T58">%</text:span><text:span text:style-name="T59"> </text:span><text:span text:style-name="T60">2</text:span><text:span text:style-name="T59"> </text:span><text:span text:style-name="T58">==</text:span><text:span text:style-name="T59"> </text:span><text:span text:style-name="T60">0</text:span><text:span text:style-name="T58">)</text:span><text:span text:style-name="T59"> </text:span><text:span text:style-name="T61">//resto da divisão por 2</text:span></text:p>
          <text:p text:style-name="P38"><text:span text:style-name="T59"><text:s text:c="6"/></text:span><text:span text:style-name="T59">printf</text:span><text:span text:style-name="T58">(</text:span><text:span text:style-name="T62">“O numero é par e positivo”</text:span><text:span text:style-name="T58">);</text:span><text:span text:style-name="T59"><text:line-break/></text:span><text:span text:style-name="T59"> <text:s text:c="2"/></text:span><text:span text:style-name="T57">else</text:span></text:p>
          <text:p text:style-name="P38"><text:span text:style-name="T59"><text:s text:c="7"/></text:span><text:span text:style-name="T59">printf</text:span><text:span text:style-name="T58">(</text:span><text:span text:style-name="T62">“O numero é impar e positivo”</text:span><text:span text:style-name="T58">);</text:span></text:p>
          <text:p text:style-name="P38"><text:span text:style-name="T63">}</text:span><text:span text:style-name="T59"> </text:span></text:p>
          <text:p text:style-name="P38"><text:span text:style-name="T57">else</text:span></text:p>
          <text:p text:style-name="P38"><text:span text:style-name="T59"><text:s text:c="3"/></text:span><text:span text:style-name="T59">printf</text:span><text:span text:style-name="T58">(</text:span><text:span text:style-name="T62">“O numero é negativo”</text:span><text:span text:style-name="T58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3" draw:style-name="gr88" draw:text-style-name="P13" draw:layer="layout" svg:x1="4.301cm" svg:y1="10.533cm" svg:x2="4.301cm" svg:y2="15.151cm">
          <text:p/>
        </draw:line>
        <draw:line draw:name="Conector reto 8" draw:style-name="gr88" draw:text-style-name="P13" draw:layer="layout" svg:x1="5.353cm" svg:y1="11.302cm" svg:x2="5.353cm" svg:y2="12.893cm">
          <text:p/>
        </draw:line>
        <draw:line draw:name="Conector reto 9" draw:style-name="gr89" draw:text-style-name="P13" draw:layer="layout" svg:x1="6.405cm" svg:y1="11.662cm" svg:x2="6.405cm" svg:y2="12.354cm">
          <text:p/>
        </draw:line>
        <draw:custom-shape draw:name="Conector de seta reta 16_3" draw:style-name="gr90" draw:text-style-name="P13" draw:layer="layout" svg:width="1.59cm" svg:height="0.256cm" svg:x="2.348cm" svg:y="12.0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17" draw:style-name="gr91" draw:text-style-name="P39" draw:layer="layout" svg:width="3.369cm" svg:height="1.013cm" svg:x="0.28cm" svg:y="12.355cm">
          <text:p text:style-name="P38"><text:span text:style-name="T31">ind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92" draw:text-style-name="P45" draw:layer="layout" svg:width="22.297cm" svg:height="1.238cm" svg:x="1.564cm" svg:y="17.679cm">
          <text:p text:style-name="P15"><text:span text:style-name="T41">Um </text:span><text:span text:style-name="T38">if</text:span><text:span text:style-name="T41"> aninhado é um comando </text:span><text:span text:style-name="T38">if</text:span><text:span text:style-name="T41"> que está dentro de um outro comando </text:span><text:span text:style-name="T38">if</text:span><text:span text:style-name="T4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6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strutura de seleção composta</text:p>
          </draw:text-box>
        </draw:frame>
        <draw:custom-shape draw:name="CaixaDeTexto 5" draw:style-name="gr93" draw:text-style-name="P39" draw:layer="layout" svg:width="9.875cm" svg:height="10.157cm" svg:x="2.083cm" svg:y="6.614cm">
          <text:p text:style-name="P38"><text:span text:style-name="T57">int</text:span><text:span text:style-name="T64"> </text:span><text:span text:style-name="T59">main</text:span><text:span text:style-name="T58">(){</text:span></text:p>
          <text:p text:style-name="P38"><text:span text:style-name="T59"><text:s text:c="4"/></text:span><text:span text:style-name="T57">char</text:span><text:span text:style-name="T64"> </text:span><text:span text:style-name="T59">tipo</text:span><text:span text:style-name="T58">;</text:span></text:p>
          <text:p text:style-name="P38"><text:span text:style-name="T59"><text:s text:c="4"/></text:span><text:span text:style-name="T59">scanf</text:span><text:span text:style-name="T58">(</text:span><text:span text:style-name="T62">“%c”</text:span><text:span text:style-name="T65">, &amp;</text:span><text:span text:style-name="T59">tipo</text:span><text:span text:style-name="T58">);</text:span></text:p>
          <text:p text:style-name="P38"><text:span text:style-name="T59"><text:s text:c="2"/></text:span></text:p>
          <text:p text:style-name="P38"><text:span text:style-name="T59"><text:s text:c="4"/></text:span><text:span text:style-name="T57">if</text:span><text:span text:style-name="T58">(</text:span><text:span text:style-name="T59">tipo </text:span><text:span text:style-name="T58">==</text:span><text:span text:style-name="T59"> </text:span><text:span text:style-name="T60">‘M’</text:span><text:span text:style-name="T58">)</text:span></text:p>
          <text:p text:style-name="P38"><text:span text:style-name="T59"><text:s text:c="7"/></text:span><text:span text:style-name="T59">printf</text:span><text:span text:style-name="T65">(</text:span><text:span text:style-name="T62">“Mucarela”</text:span><text:span text:style-name="T58">);</text:span></text:p>
          <text:p text:style-name="P38"><text:span text:style-name="T59"><text:s text:c="4"/></text:span><text:span text:style-name="T57">if</text:span><text:span text:style-name="T58">(</text:span><text:span text:style-name="T59">tipo </text:span><text:span text:style-name="T58">==</text:span><text:span text:style-name="T59"> </text:span><text:span text:style-name="T60">‘C’</text:span><text:span text:style-name="T58">)</text:span></text:p>
          <text:p text:style-name="P38"><text:span text:style-name="T59"><text:s text:c="7"/></text:span><text:span text:style-name="T59">printf</text:span><text:span text:style-name="T65">(</text:span><text:span text:style-name="T62">“Calabresa”</text:span><text:span text:style-name="T58">);</text:span></text:p>
          <text:p text:style-name="P38"><text:span text:style-name="T59"><text:s text:c="4"/></text:span><text:span text:style-name="T57">if</text:span><text:span text:style-name="T58">(</text:span><text:span text:style-name="T59">tipo </text:span><text:span text:style-name="T58">==</text:span><text:span text:style-name="T59"> </text:span><text:span text:style-name="T60">‘B’</text:span><text:span text:style-name="T65">)</text:span></text:p>
          <text:p text:style-name="P38"><text:span text:style-name="T59"><text:s text:c="7"/></text:span><text:span text:style-name="T59">printf</text:span><text:span text:style-name="T58">(</text:span><text:span text:style-name="T62">“Bacon”</text:span><text:span text:style-name="T65">);</text:span></text:p>
          <text:p text:style-name="P38"><text:span text:style-name="T59"/></text:p>
          <text:p text:style-name="P38"><text:span text:style-name="T59"><text:s text:c="4"/></text:span><text:span text:style-name="T57">return</text:span><text:span text:style-name="T59"> </text:span><text:span text:style-name="T60">0</text:span><text:span text:style-name="T58">;</text:span></text:p>
          <text:p text:style-name="P38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45" draw:style-name="gr94" draw:text-style-name="P40" draw:layer="layout" svg:width="6.318cm" svg:height="2.424cm" svg:x="13.067cm" svg:y="5.18cm">
          <text:p text:style-name="P15"><text:span text:style-name="T66">tipo == </text:span><text:span text:style-name="T67">‘M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46" draw:style-name="gr95" draw:text-style-name="P40" draw:layer="layout" svg:width="3.102cm" svg:height="2.539cm" svg:x="20.759cm" svg:y="5.064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47" draw:style-name="gr32" draw:text-style-name="P41" draw:layer="layout" svg:width="1.197cm" svg:height="0.001cm" svg:x="19.386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48" draw:style-name="gr96" draw:text-style-name="P39" draw:layer="layout" svg:width="0.863cm" svg:height="1.013cm" svg:x="19.667cm" svg:y="5.064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49" draw:style-name="gr97" draw:text-style-name="P40" draw:layer="layout" svg:width="6.318cm" svg:height="2.424cm" svg:x="13.067cm" svg:y="8.484cm">
          <text:p text:style-name="P15"><text:span text:style-name="T66">tipo == </text:span><text:span text:style-name="T67">‘C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50" draw:style-name="gr98" draw:text-style-name="P40" draw:layer="layout" svg:width="3.102cm" svg:height="2.539cm" svg:x="20.759cm" svg:y="8.369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51" draw:style-name="gr32" draw:text-style-name="P41" draw:layer="layout" svg:width="1.197cm" svg:height="0.001cm" svg:x="19.386cm" svg:y="9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52" draw:style-name="gr99" draw:text-style-name="P39" draw:layer="layout" svg:width="0.863cm" svg:height="1.013cm" svg:x="19.667cm" svg:y="8.369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53" draw:style-name="gr100" draw:text-style-name="P40" draw:layer="layout" svg:width="6.318cm" svg:height="2.424cm" svg:x="13.067cm" svg:y="11.818cm">
          <text:p text:style-name="P15"><text:span text:style-name="T66">tipo == </text:span><text:span text:style-name="T67">‘B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54" draw:style-name="gr101" draw:text-style-name="P40" draw:layer="layout" svg:width="3.102cm" svg:height="2.539cm" svg:x="20.759cm" svg:y="11.702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55" draw:style-name="gr32" draw:text-style-name="P41" draw:layer="layout" svg:width="1.197cm" svg:height="0.001cm" svg:x="19.386cm" svg:y="13.0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56" draw:style-name="gr102" draw:text-style-name="P39" draw:layer="layout" svg:width="0.863cm" svg:height="1.013cm" svg:x="19.667cm" svg:y="11.702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58_0" draw:style-name="gr3" draw:text-style-name="P13" draw:layer="layout" svg:x1="23.861cm" svg:y1="6.334cm" svg:x2="24.577cm" svg:y2="6.334cm">
          <text:p/>
        </draw:line>
        <draw:line draw:name="Conector reto 60" draw:style-name="gr3" draw:text-style-name="P13" draw:layer="layout" svg:x1="23.861cm" svg:y1="9.635cm" svg:x2="24.577cm" svg:y2="9.635cm">
          <text:p/>
        </draw:line>
        <draw:line draw:name="Conector reto 61" draw:style-name="gr3" draw:text-style-name="P13" draw:layer="layout" svg:x1="23.861cm" svg:y1="13.005cm" svg:x2="24.577cm" svg:y2="13.005cm">
          <text:p/>
        </draw:line>
        <draw:custom-shape draw:name="Conector de seta reta 62" draw:style-name="gr103" draw:text-style-name="P13" draw:layer="layout" svg:width="0.001cm" svg:height="0.879cm" svg:x="16.21cm" svg:y="7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63" draw:style-name="gr103" draw:text-style-name="P13" draw:layer="layout" svg:width="0.001cm" svg:height="0.879cm" svg:x="16.21cm" svg:y="10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65" draw:style-name="gr104" draw:text-style-name="P13" draw:layer="layout" svg:width="0.001cm" svg:height="2.346cm" svg:x="16.226cm" svg:y="14.242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74" draw:style-name="gr3" draw:text-style-name="P13" draw:layer="layout" svg:x1="24.577cm" svg:y1="6.334cm" svg:x2="24.577cm" svg:y2="7.847cm">
          <text:p/>
        </draw:line>
        <draw:custom-shape draw:name="Conector de seta reta 80" draw:style-name="gr105" draw:text-style-name="P13" draw:layer="layout" svg:width="8.35cm" svg:height="0.001cm" svg:x="16.226cm" svg:y="7.847cm">
          <text:p/>
          <draw:enhanced-geometry draw:mirror-horizontal="true" draw:mirror-vertical="false" svg:viewBox="0 0 21600 21600" draw:type="mso-spt32" draw:enhanced-path="M 0 0 L 21600 21600 N"/>
        </draw:custom-shape>
        <draw:line draw:name="Conector reto 81" draw:style-name="gr3" draw:text-style-name="P13" draw:layer="layout" svg:x1="24.577cm" svg:y1="9.641cm" svg:x2="24.577cm" svg:y2="11.155cm">
          <text:p/>
        </draw:line>
        <draw:custom-shape draw:name="Conector de seta reta 82" draw:style-name="gr105" draw:text-style-name="P13" draw:layer="layout" svg:width="8.35cm" svg:height="0.001cm" svg:x="16.226cm" svg:y="11.155cm">
          <text:p/>
          <draw:enhanced-geometry draw:mirror-horizontal="true" draw:mirror-vertical="false" svg:viewBox="0 0 21600 21600" draw:type="mso-spt32" draw:enhanced-path="M 0 0 L 21600 21600 N"/>
        </draw:custom-shape>
        <draw:line draw:name="Conector reto 83" draw:style-name="gr3" draw:text-style-name="P13" draw:layer="layout" svg:x1="24.577cm" svg:y1="12.979cm" svg:x2="24.577cm" svg:y2="14.492cm">
          <text:p/>
        </draw:line>
        <draw:custom-shape draw:name="Conector de seta reta 84" draw:style-name="gr105" draw:text-style-name="P13" draw:layer="layout" svg:width="8.35cm" svg:height="0.001cm" svg:x="16.226cm" svg:y="14.49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3" draw:layer="layout" svg:width="14.848cm" svg:height="11.136cm" svg:x="3.075cm" svg:y="2.257cm" draw:page-number="1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strutura de seleção composta</text:p>
          </draw:text-box>
        </draw:frame>
        <draw:custom-shape draw:name="Fluxograma: Decisão 45_0" draw:style-name="gr106" draw:text-style-name="P40" draw:layer="layout" svg:width="6.318cm" svg:height="2.424cm" svg:x="13.067cm" svg:y="5.18cm">
          <text:p text:style-name="P15"><text:span text:style-name="T66">tipo == </text:span><text:span text:style-name="T67">‘M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46_0" draw:style-name="gr107" draw:text-style-name="P40" draw:layer="layout" svg:width="3.102cm" svg:height="2.539cm" svg:x="20.759cm" svg:y="5.064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47_0" draw:style-name="gr32" draw:text-style-name="P41" draw:layer="layout" svg:width="1.197cm" svg:height="0.001cm" svg:x="19.386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48_0" draw:style-name="gr108" draw:text-style-name="P39" draw:layer="layout" svg:width="0.863cm" svg:height="1.013cm" svg:x="19.667cm" svg:y="5.064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49_0" draw:style-name="gr109" draw:text-style-name="P40" draw:layer="layout" svg:width="6.318cm" svg:height="2.424cm" svg:x="13.067cm" svg:y="8.484cm">
          <text:p text:style-name="P15"><text:span text:style-name="T66">tipo == </text:span><text:span text:style-name="T67">‘C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50_0" draw:style-name="gr110" draw:text-style-name="P40" draw:layer="layout" svg:width="3.102cm" svg:height="2.539cm" svg:x="20.759cm" svg:y="8.369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51_0" draw:style-name="gr32" draw:text-style-name="P41" draw:layer="layout" svg:width="1.197cm" svg:height="0.001cm" svg:x="19.386cm" svg:y="9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52_0" draw:style-name="gr111" draw:text-style-name="P39" draw:layer="layout" svg:width="0.863cm" svg:height="1.013cm" svg:x="19.667cm" svg:y="8.369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54_0" draw:style-name="gr112" draw:text-style-name="P40" draw:layer="layout" svg:width="3.102cm" svg:height="2.539cm" svg:x="14.675cm" svg:y="11.828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ixaDeTexto 56_0" draw:style-name="gr113" draw:text-style-name="P39" draw:layer="layout" svg:width="0.795cm" svg:height="1.013cm" svg:x="16.452cm" svg:y="7.499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58_1" draw:style-name="gr3" draw:text-style-name="P13" draw:layer="layout" svg:x1="23.861cm" svg:y1="6.334cm" svg:x2="24.577cm" svg:y2="6.334cm">
          <text:p/>
        </draw:line>
        <draw:line draw:name="Conector reto 60_0" draw:style-name="gr3" draw:text-style-name="P13" draw:layer="layout" svg:x1="23.861cm" svg:y1="9.635cm" svg:x2="24.577cm" svg:y2="9.635cm">
          <text:p/>
        </draw:line>
        <draw:custom-shape draw:name="Conector de seta reta 62_0" draw:style-name="gr103" draw:text-style-name="P13" draw:layer="layout" svg:width="0.001cm" svg:height="0.879cm" svg:x="16.21cm" svg:y="7.6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63_0" draw:style-name="gr103" draw:text-style-name="P13" draw:layer="layout" svg:width="0.001cm" svg:height="0.879cm" svg:x="16.21cm" svg:y="10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65_0" draw:style-name="gr104" draw:text-style-name="P13" draw:layer="layout" svg:width="0.001cm" svg:height="2.346cm" svg:x="16.226cm" svg:y="14.367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to 74_0" draw:style-name="gr3" draw:text-style-name="P13" draw:layer="layout" svg:x1="24.577cm" svg:y1="6.334cm" svg:x2="24.577cm" svg:y2="15.134cm">
          <text:p/>
        </draw:line>
        <draw:line draw:name="Conector reto 81_0" draw:style-name="gr3" draw:text-style-name="P13" draw:layer="layout" svg:x1="24.577cm" svg:y1="9.641cm" svg:x2="24.577cm" svg:y2="11.155cm">
          <text:p/>
        </draw:line>
        <draw:line draw:name="Conector reto 83_0" draw:style-name="gr3" draw:text-style-name="P13" draw:layer="layout" svg:x1="24.577cm" svg:y1="12.979cm" svg:x2="24.577cm" svg:y2="14.492cm">
          <text:p/>
        </draw:line>
        <draw:custom-shape draw:name="Conector de seta reta 84_0" draw:style-name="gr105" draw:text-style-name="P13" draw:layer="layout" svg:width="8.35cm" svg:height="0.001cm" svg:x="16.226cm" svg:y="15.1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26_4" draw:style-name="gr114" draw:text-style-name="P39" draw:layer="layout" svg:width="9.875cm" svg:height="10.157cm" svg:x="2.083cm" svg:y="6.614cm">
          <text:p text:style-name="P38"><text:span text:style-name="T57">int</text:span><text:span text:style-name="T59"> main</text:span><text:span text:style-name="T58">(){</text:span></text:p>
          <text:p text:style-name="P38"><text:span text:style-name="T59"><text:s text:c="4"/></text:span><text:span text:style-name="T57">char</text:span><text:span text:style-name="T59"> tipo</text:span><text:span text:style-name="T65">;</text:span></text:p>
          <text:p text:style-name="P38"><text:span text:style-name="T59"><text:s text:c="4"/></text:span><text:span text:style-name="T59">scanf</text:span><text:span text:style-name="T58">(</text:span><text:span text:style-name="T62">“%c”</text:span><text:span text:style-name="T58">, &amp;</text:span><text:span text:style-name="T59">tipo</text:span><text:span text:style-name="T58">);</text:span></text:p>
          <text:p text:style-name="P38"><text:span text:style-name="T59"><text:s text:c="2"/></text:span></text:p>
          <text:p text:style-name="P38"><text:span text:style-name="T59"><text:s text:c="4"/></text:span><text:span text:style-name="T57">if</text:span><text:span text:style-name="T58">(</text:span><text:span text:style-name="T59">tipo </text:span><text:span text:style-name="T58">==</text:span><text:span text:style-name="T59"> </text:span><text:span text:style-name="T60">‘M’</text:span><text:span text:style-name="T58">)</text:span></text:p>
          <text:p text:style-name="P38"><text:span text:style-name="T59"><text:s text:c="7"/></text:span><text:span text:style-name="T59">printf</text:span><text:span text:style-name="T58">(</text:span><text:span text:style-name="T62">“Mucarela”</text:span><text:span text:style-name="T58">);</text:span></text:p>
          <text:p text:style-name="P38"><text:span text:style-name="T59"><text:s text:c="4"/></text:span><text:span text:style-name="T57">else</text:span><text:span text:style-name="T59"> </text:span><text:span text:style-name="T57">if</text:span><text:span text:style-name="T58">(</text:span><text:span text:style-name="T59">tipo </text:span><text:span text:style-name="T58">==</text:span><text:span text:style-name="T59"> </text:span><text:span text:style-name="T60">‘C’</text:span><text:span text:style-name="T58">)</text:span></text:p>
          <text:p text:style-name="P38"><text:span text:style-name="T59"><text:s text:c="7"/></text:span><text:span text:style-name="T59">printf</text:span><text:span text:style-name="T58">(</text:span><text:span text:style-name="T62">“Calabresa”</text:span><text:span text:style-name="T58">);</text:span></text:p>
          <text:p text:style-name="P38"><text:span text:style-name="T59"><text:s text:c="4"/></text:span><text:span text:style-name="T57">else</text:span></text:p>
          <text:p text:style-name="P38"><text:span text:style-name="T59"><text:s text:c="7"/></text:span><text:span text:style-name="T59">printf</text:span><text:span text:style-name="T58">(</text:span><text:span text:style-name="T62">“Bacon”</text:span><text:span text:style-name="T58">);</text:span></text:p>
          <text:p text:style-name="P38"><text:span text:style-name="T59"/></text:p>
          <text:p text:style-name="P38"><text:span text:style-name="T59"><text:s text:c="4"/></text:span><text:span text:style-name="T57">return</text:span><text:span text:style-name="T59"> </text:span><text:span text:style-name="T60">0</text:span><text:span text:style-name="T58">;</text:span></text:p>
          <text:p text:style-name="P38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7_1" draw:style-name="gr115" draw:text-style-name="P39" draw:layer="layout" svg:width="0.795cm" svg:height="1.013cm" svg:x="16.515cm" svg:y="10.763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IF-ELSE-IF</text:p>
          </draw:text-box>
        </draw:frame>
        <draw:custom-shape draw:name="CaixaDeTexto 5_0" draw:style-name="gr116" draw:text-style-name="P39" draw:layer="layout" svg:width="10.799cm" svg:height="6.171cm" svg:x="0.872cm" svg:y="4.577cm">
          <text:p text:style-name="P38"><text:span text:style-name="T44">int</text:span><text:span text:style-name="T68"> </text:span><text:span text:style-name="T46">num </text:span><text:span text:style-name="T69">=</text:span><text:span text:style-name="T46"> </text:span><text:span text:style-name="T70">10</text:span><text:span text:style-name="T69">;</text:span></text:p>
          <text:p text:style-name="P38"><text:span text:style-name="T46"/></text:p>
          <text:p text:style-name="P38"><text:span text:style-name="T44">if</text:span><text:span text:style-name="T69">(</text:span><text:span text:style-name="T46">num </text:span><text:span text:style-name="T69">&lt;</text:span><text:span text:style-name="T71"> </text:span><text:span text:style-name="T70">100</text:span><text:span text:style-name="T71">)</text:span></text:p>
          <text:p text:style-name="P38"><text:span text:style-name="T46"><text:s text:c="5"/></text:span><text:span text:style-name="T46">printf</text:span><text:span text:style-name="T71">(</text:span><text:span text:style-name="T68">“Menor que 100”</text:span><text:span text:style-name="T69">);</text:span></text:p>
          <text:p text:style-name="P38"><text:span text:style-name="T44">if</text:span><text:span text:style-name="T69">(</text:span><text:span text:style-name="T46">num </text:span><text:span text:style-name="T69">&lt;</text:span><text:span text:style-name="T46"> </text:span><text:span text:style-name="T70">1000</text:span><text:span text:style-name="T69">)</text:span></text:p>
          <text:p text:style-name="P38"><text:span text:style-name="T46"><text:s text:c="5"/></text:span><text:span text:style-name="T46">printf</text:span><text:span text:style-name="T71">(</text:span><text:span text:style-name="T68">“Menor que 1000”</text:span><text:span text:style-name="T69">);</text:span></text:p>
          <text:p text:style-name="P38"><text:span text:style-name="T44">if</text:span><text:span text:style-name="T69">(</text:span><text:span text:style-name="T46">num </text:span><text:span text:style-name="T69">&lt;</text:span><text:span text:style-name="T46"> </text:span><text:span text:style-name="T70">10000</text:span><text:span text:style-name="T69">)</text:span></text:p>
          <text:p text:style-name="P38"><text:span text:style-name="T46"><text:s text:c="5"/></text:span><text:span text:style-name="T46">printf</text:span><text:span text:style-name="T71">(</text:span><text:span text:style-name="T68">“Menor que 10000”</text:span><text:span text:style-name="T69">);</text:span></text:p>
          <text:p text:style-name="P38"><text:span text:style-name="T44">if</text:span><text:span text:style-name="T69">(</text:span><text:span text:style-name="T46">num </text:span><text:span text:style-name="T69">&gt;=</text:span><text:span text:style-name="T46"> </text:span><text:span text:style-name="T70">10000</text:span><text:span text:style-name="T69">)</text:span></text:p>
          <text:p text:style-name="P38"><text:span text:style-name="T46"><text:s text:c="5"/></text:span><text:span text:style-name="T46">printf</text:span><text:span text:style-name="T69">(</text:span><text:span text:style-name="T68">“Maior ou igual a 10000”</text:span><text:span text:style-name="T69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_5" draw:style-name="gr117" draw:text-style-name="P39" draw:layer="layout" svg:width="10.799cm" svg:height="6.763cm" svg:x="13.572cm" svg:y="4.577cm">
          <text:p text:style-name="P38"><text:span text:style-name="T44">int</text:span><text:span text:style-name="T68"> </text:span><text:span text:style-name="T46">num </text:span><text:span text:style-name="T69">=</text:span><text:span text:style-name="T46"> </text:span><text:span text:style-name="T70">10</text:span><text:span text:style-name="T71">;</text:span></text:p>
          <text:p text:style-name="P38"><text:span text:style-name="T46"/></text:p>
          <text:p text:style-name="P38"><text:span text:style-name="T44">if</text:span><text:span text:style-name="T69">(</text:span><text:span text:style-name="T46">num </text:span><text:span text:style-name="T69">&lt; </text:span><text:span text:style-name="T70">100</text:span><text:span text:style-name="T71">)</text:span></text:p>
          <text:p text:style-name="P38"><text:span text:style-name="T46"><text:s text:c="5"/></text:span><text:span text:style-name="T46">printf</text:span><text:span text:style-name="T69">(</text:span><text:span text:style-name="T68">“Menor que 100”</text:span><text:span text:style-name="T69">);</text:span></text:p>
          <text:p text:style-name="P38"><text:span text:style-name="T44">else</text:span><text:span text:style-name="T46"> </text:span><text:span text:style-name="T44">if</text:span><text:span text:style-name="T69">(</text:span><text:span text:style-name="T46">num </text:span><text:span text:style-name="T69">&lt;</text:span><text:span text:style-name="T46"> </text:span><text:span text:style-name="T70">1000</text:span><text:span text:style-name="T69">)</text:span></text:p>
          <text:p text:style-name="P38"><text:span text:style-name="T46"><text:s text:c="5"/></text:span><text:span text:style-name="T46">printf</text:span><text:span text:style-name="T69">(</text:span><text:span text:style-name="T68">“Menor que 1000”</text:span><text:span text:style-name="T69">);</text:span></text:p>
          <text:p text:style-name="P38"><text:span text:style-name="T44">else</text:span><text:span text:style-name="T72"> </text:span><text:span text:style-name="T44">if</text:span><text:span text:style-name="T69">(</text:span><text:span text:style-name="T46">num </text:span><text:span text:style-name="T69">&lt;</text:span><text:span text:style-name="T46"> </text:span><text:span text:style-name="T70">10000</text:span><text:span text:style-name="T69">)</text:span></text:p>
          <text:p text:style-name="P38"><text:span text:style-name="T46"><text:s text:c="5"/></text:span><text:span text:style-name="T46">printf</text:span><text:span text:style-name="T69">(</text:span><text:span text:style-name="T68">“Menor que 10000”</text:span><text:span text:style-name="T69">);</text:span></text:p>
          <text:p text:style-name="P38"><text:span text:style-name="T44">else</text:span></text:p>
          <text:p text:style-name="P38"><text:span text:style-name="T46"><text:s text:c="5"/></text:span><text:span text:style-name="T46">printf</text:span><text:span text:style-name="T69">(</text:span><text:span text:style-name="T68">“Maior ou igual a 10000”</text:span><text:span text:style-name="T69">);</text:span></text:p>
          <text:p text:style-name="P3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_0" draw:style-name="gr118" draw:text-style-name="P54" draw:layer="layout" svg:width="12.831cm" svg:height="4.307cm" svg:x="12.56cm" svg:y="13.949cm">
          <text:list text:style-name="L8">
            <text:list-item>
              <text:p text:style-name="P38"><text:span text:style-name="T66">As condições são avaliadas de cima para baixo;</text:span></text:p>
            </text:list-item>
            <text:list-item>
              <text:p text:style-name="P38"><text:span text:style-name="T66">Assim que uma condição verdadeira é encontrada, o comando associado a ela é executado;</text:span></text:p>
            </text:list-item>
            <text:list-item>
              <text:p text:style-name="P38"><text:span text:style-name="T66">O restante das condições não são executadas;</text:span></text:p>
            </text:list-item>
            <text:list-item>
              <text:p text:style-name="P38"><text:span text:style-name="T66">Se nenhuma das condições for verdadeira, o último </text:span><text:span text:style-name="T73">else</text:span><text:span text:style-name="T66"> é executad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119" draw:text-style-name="P55" draw:layer="layout" svg:width="12.153cm" svg:height="7.947cm" svg:x="0.055cm" svg:y="11.407cm">
          <text:p text:style-name="P38"><text:span text:style-name="T44">int</text:span><text:span text:style-name="T74"> </text:span><text:span text:style-name="T46">num </text:span><text:span text:style-name="T69">=</text:span><text:span text:style-name="T46"> </text:span><text:span text:style-name="T70">10</text:span><text:span text:style-name="T71">;</text:span></text:p>
          <text:p text:style-name="P38"><text:span text:style-name="T46"/></text:p>
          <text:p text:style-name="P38"><text:span text:style-name="T44">if</text:span><text:span text:style-name="T69">(</text:span><text:span text:style-name="T46">num </text:span><text:span text:style-name="T71">&lt;</text:span><text:span text:style-name="T46"> </text:span><text:span text:style-name="T70">100</text:span><text:span text:style-name="T71">)</text:span></text:p>
          <text:p text:style-name="P38"><text:span text:style-name="T46"><text:s text:c="5"/></text:span><text:span text:style-name="T46">printf</text:span><text:span text:style-name="T71">(</text:span><text:span text:style-name="T48">“Menor que 100”</text:span><text:span text:style-name="T69">);</text:span></text:p>
          <text:p text:style-name="P38"><text:span text:style-name="T44">else</text:span><text:span text:style-name="T46"> </text:span></text:p>
          <text:p text:style-name="P38"><text:span text:style-name="T46"><text:s text:c="4"/></text:span><text:span text:style-name="T44">if</text:span><text:span text:style-name="T69">(</text:span><text:span text:style-name="T46">num </text:span><text:span text:style-name="T71">&lt;</text:span><text:span text:style-name="T46"> </text:span><text:span text:style-name="T70">1000</text:span><text:span text:style-name="T71">)</text:span></text:p>
          <text:p text:style-name="P38"><text:span text:style-name="T46"><text:s text:c="7"/></text:span><text:span text:style-name="T46">printf</text:span><text:span text:style-name="T71">(</text:span><text:span text:style-name="T48">“Menor que 1000”</text:span><text:span text:style-name="T69">);</text:span></text:p>
          <text:p text:style-name="P38"><text:span text:style-name="T46"><text:s text:c="4"/></text:span><text:span text:style-name="T44">else</text:span><text:span text:style-name="T46"> </text:span></text:p>
          <text:p text:style-name="P38"><text:span text:style-name="T46"><text:s text:c="7"/></text:span><text:span text:style-name="T44">if</text:span><text:span text:style-name="T69">(</text:span><text:span text:style-name="T46">num </text:span><text:span text:style-name="T71">&lt;</text:span><text:span text:style-name="T46"> </text:span><text:span text:style-name="T70">10000</text:span><text:span text:style-name="T71">)</text:span></text:p>
          <text:p text:style-name="P38"><text:span text:style-name="T46"><text:s text:c="10"/></text:span><text:span text:style-name="T46">printf</text:span><text:span text:style-name="T69">(</text:span><text:span text:style-name="T48">“Menor que 10000”</text:span><text:span text:style-name="T69">);</text:span></text:p>
          <text:p text:style-name="P38"><text:span text:style-name="T46"><text:s text:c="7"/></text:span><text:span text:style-name="T44">else</text:span></text:p>
          <text:p text:style-name="P38"><text:span text:style-name="T46"><text:s text:c="10"/></text:span><text:span text:style-name="T46">printf</text:span><text:span text:style-name="T69">(</text:span><text:span text:style-name="T48">“Maior ou igual a 10000”</text:span><text:span text:style-name="T69">);</text:span></text:p>
          <text:p text:style-name="P3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Operadores Lógicos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3">Trabalham com valores booleanos e seu resultado também é booleano (</text:span><text:span text:style-name="T10">verdadeiro</text:span><text:span text:style-name="T13"> ou </text:span><text:span text:style-name="T10">falso</text:span><text:span text:style-name="T13">);</text:span></text:p>
              </text:list-item>
              <text:list-item>
                <text:p><text:span text:style-name="T13">Eles são usados somente em expressões lógicas;</text:span></text:p>
              </text:list-item>
              <text:list-item>
                <text:p><text:span text:style-name="T13">Usados para combinar condições simples, criando condições complexas</text:span></text:p>
              </text:list-item>
            </text:list>
          </draw:text-box>
        </draw:frame>
        <draw:frame draw:style-name="standard" draw:layer="layout" svg:width="14.098cm" svg:height="4.486cm" svg:x="5.651cm" svg:y="11.7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56"><text:span text:style-name="T75">Operador</text:span></text:p>
              </table:table-cell>
              <table:table-cell>
                <text:p text:style-name="P57"><text:span text:style-name="T75">Significado</text:span></text:p>
              </table:table-cell>
              <table:table-cell>
                <text:p text:style-name="P57"><text:span text:style-name="T75">Equivalente</text:span></text:p>
              </table:table-cell>
            </table:table-row>
            <table:table-row table:style-name="ro2" table:default-cell-style-name="ce3">
              <table:table-cell table:style-name="ce2">
                <text:p text:style-name="P58"><text:span text:style-name="T75">!</text:span></text:p>
              </table:table-cell>
              <table:table-cell>
                <text:p text:style-name="P56">Negação</text:p>
              </table:table-cell>
              <table:table-cell>
                <text:p text:style-name="P56">Não</text:p>
              </table:table-cell>
            </table:table-row>
            <table:table-row table:style-name="ro2" table:default-cell-style-name="ce3">
              <table:table-cell table:style-name="ce2">
                <text:p text:style-name="P58"><text:span text:style-name="T75">&amp;&amp;</text:span></text:p>
              </table:table-cell>
              <table:table-cell>
                <text:p text:style-name="P56">Conjunção</text:p>
              </table:table-cell>
              <table:table-cell>
                <text:p text:style-name="P56">E</text:p>
              </table:table-cell>
            </table:table-row>
            <table:table-row table:style-name="ro3" table:default-cell-style-name="ce3">
              <table:table-cell table:style-name="ce2">
                <text:p text:style-name="P58"><text:span text:style-name="T75">||</text:span></text:p>
              </table:table-cell>
              <table:table-cell>
                <text:p text:style-name="P56">Disjunção</text:p>
              </table:table-cell>
              <table:table-cell>
                <text:p text:style-name="P56">OU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2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Operadores Lógicos</text:p>
          </draw:text-box>
        </draw:frame>
        <draw:frame presentation:style-name="pr9" draw:text-style-name="P9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><text:span text:style-name="T14">Sejam A e B duas variáveis booleanas que assumem valores:</text:span></text:p>
                <text:list>
                  <text:list-item>
                    <text:p><text:span text:style-name="T14">Verdadeiro (V)</text:span></text:p>
                  </text:list-item>
                  <text:list-item>
                    <text:p><text:span text:style-name="T14">Falso (F)</text:span></text:p>
                  </text:list-item>
                </text:list>
              </text:list-item>
            </text:list>
          </draw:text-box>
        </draw:frame>
        <draw:frame draw:name="Group 6_0" draw:style-name="standard" draw:layer="layout" svg:width="10.599cm" svg:height="5.599cm" svg:x="6.783cm" svg:y="11.559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 text:style-name="P59"><text:span text:style-name="T76">A</text:span></text:p>
              </table:table-cell>
              <table:table-cell table:style-name="ce4">
                <text:p text:style-name="P59"><text:span text:style-name="T76">B</text:span></text:p>
              </table:table-cell>
              <table:table-cell table:style-name="ce5">
                <text:p text:style-name="P59"><text:span text:style-name="T76">!B</text:span></text:p>
              </table:table-cell>
              <table:table-cell>
                <text:p text:style-name="P59"><text:span text:style-name="T76">A &amp;&amp; B</text:span></text:p>
              </table:table-cell>
              <table:table-cell>
                <text:p text:style-name="P59"><text:span text:style-name="T76">A || B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11">V</text:span></text:p>
              </table:table-cell>
              <table:table-cell table:style-name="ce4">
                <text:p text:style-name="P59"><text:span text:style-name="T11">V</text:span></text:p>
              </table:table-cell>
              <table:table-cell table:style-name="ce5">
                <text:p text:style-name="P59"><text:span text:style-name="T11">F</text:span></text:p>
              </table:table-cell>
              <table:table-cell>
                <text:p text:style-name="P59"><text:span text:style-name="T11">V</text:span></text:p>
              </table:table-cell>
              <table:table-cell>
                <text:p text:style-name="P59"><text:span text:style-name="T11">V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11">V</text:span></text:p>
              </table:table-cell>
              <table:table-cell table:style-name="ce4">
                <text:p text:style-name="P59"><text:span text:style-name="T11">F</text:span></text:p>
              </table:table-cell>
              <table:table-cell table:style-name="ce5">
                <text:p text:style-name="P59"><text:span text:style-name="T11">V</text:span></text:p>
              </table:table-cell>
              <table:table-cell>
                <text:p text:style-name="P59"><text:span text:style-name="T11">F</text:span></text:p>
              </table:table-cell>
              <table:table-cell>
                <text:p text:style-name="P59"><text:span text:style-name="T11">V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11">F</text:span></text:p>
              </table:table-cell>
              <table:table-cell table:style-name="ce4">
                <text:p text:style-name="P59"><text:span text:style-name="T11">V</text:span></text:p>
              </table:table-cell>
              <table:table-cell table:style-name="ce5">
                <text:p text:style-name="P59"><text:span text:style-name="T11">F</text:span></text:p>
              </table:table-cell>
              <table:table-cell>
                <text:p text:style-name="P59"><text:span text:style-name="T11">F</text:span></text:p>
              </table:table-cell>
              <table:table-cell>
                <text:p text:style-name="P59"><text:span text:style-name="T11">V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11">F</text:span></text:p>
              </table:table-cell>
              <table:table-cell table:style-name="ce4">
                <text:p text:style-name="P59"><text:span text:style-name="T11">F</text:span></text:p>
              </table:table-cell>
              <table:table-cell table:style-name="ce5">
                <text:p text:style-name="P59"><text:span text:style-name="T11">V</text:span></text:p>
              </table:table-cell>
              <table:table-cell>
                <text:p text:style-name="P59"><text:span text:style-name="T11">F</text:span></text:p>
              </table:table-cell>
              <table:table-cell>
                <text:p text:style-name="P59"><text:span text:style-name="T11">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21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Operadores lógicos</text:p>
          </draw:text-box>
        </draw:frame>
        <draw:frame presentation:style-name="pr9" draw:text-style-name="P9" draw:layer="layout" svg:width="24.4cm" svg:height="14.6cm" svg:x="0.6cm" svg:y="3.8cm" presentation:class="outline">
          <draw:text-box>
            <text:list text:style-name="L2">
              <text:list-item>
                <text:p><text:span text:style-name="T13">Se quisermos saber se um número num é positivo e par</text:span></text:p>
              </text:list-item>
            </text:list>
          </draw:text-box>
        </draw:frame>
        <draw:frame draw:style-name="gr120" draw:text-style-name="P60" draw:layer="layout" svg:width="13.79cm" svg:height="2.503cm" svg:x="1.2cm" svg:y="7.4cm">
          <draw:text-box>
            <text:p><text:span text:style-name="T77">if</text:span><text:span text:style-name="T78">(</text:span><text:span text:style-name="T79">num </text:span><text:span text:style-name="T80">&gt;=</text:span><text:span text:style-name="T79"> </text:span><text:span text:style-name="T81">0</text:span><text:span text:style-name="T78">){</text:span></text:p>
            <text:p><text:span text:style-name="T79"><text:s text:c="5"/></text:span><text:span text:style-name="T77">if</text:span><text:span text:style-name="T78">(</text:span><text:span text:style-name="T79">num </text:span><text:span text:style-name="T78">%</text:span><text:span text:style-name="T79"> </text:span><text:span text:style-name="T81">2</text:span><text:span text:style-name="T79"> </text:span><text:span text:style-name="T78">==</text:span><text:span text:style-name="T79"> </text:span><text:span text:style-name="T81">0</text:span><text:span text:style-name="T78">)</text:span></text:p>
            <text:p><text:span text:style-name="T79"><text:s text:c="11"/></text:span><text:span text:style-name="T79">printf</text:span><text:span text:style-name="T78">(</text:span><text:span text:style-name="T82">“Numero par e positivo”</text:span><text:span text:style-name="T78">);</text:span><text:span text:style-name="T79"><text:line-break/></text:span><text:span text:style-name="T78">}</text:span></text:p>
          </draw:text-box>
        </draw:frame>
        <draw:frame draw:style-name="gr121" draw:text-style-name="P61" draw:layer="layout" svg:width="13.79cm" svg:height="1.94cm" svg:x="10cm" svg:y="15cm">
          <draw:text-box>
            <text:p><text:span text:style-name="T77">if</text:span><text:span text:style-name="T78">(</text:span><text:span text:style-name="T79">num </text:span><text:span text:style-name="T78">&gt;=</text:span><text:span text:style-name="T79"> </text:span><text:span text:style-name="T81">0</text:span><text:span text:style-name="T79"> </text:span><text:span text:style-name="T78">&amp;&amp;</text:span><text:span text:style-name="T79"> num </text:span><text:span text:style-name="T78">%</text:span><text:span text:style-name="T79"> </text:span><text:span text:style-name="T81">2</text:span><text:span text:style-name="T79"> </text:span><text:span text:style-name="T78">==</text:span><text:span text:style-name="T79"> </text:span><text:span text:style-name="T81">0</text:span><text:span text:style-name="T78">)</text:span></text:p>
            <text:p><text:span text:style-name="T79"><text:s text:c="11"/></text:span><text:span text:style-name="T79">printf</text:span><text:span text:style-name="T78">(</text:span><text:span text:style-name="T83">“Numero par e positivo”</text:span><text:span text:style-name="T78">);</text:span><text:span text:style-name="T79"><text:line-break/></text:span><text:span text:style-name="T79"/></text:p>
          </draw:text-box>
        </draw:frame>
        <draw:frame draw:style-name="gr122" draw:text-style-name="P6" draw:layer="layout" svg:width="14.764cm" svg:height="0.962cm" svg:x="5.4cm" svg:y="11.6cm">
          <draw:text-box>
            <text:p>Combinando as duas condições em apenas uma...</text:p>
          </draw:text-box>
        </draw:frame>
        <presentation:notes draw:style-name="dp2">
          <draw:page-thumbnail draw:style-name="gr13" draw:layer="layout" svg:width="14.848cm" svg:height="11.136cm" svg:x="3.075cm" svg:y="2.257cm" draw:page-number="2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xercícios I</text:p>
          </draw:text-box>
        </draw:frame>
        <draw:frame presentation:style-name="pr11" draw:text-style-name="P62" draw:layer="layout" svg:width="24.4cm" svg:height="14.6cm" svg:x="0.6cm" svg:y="3.8cm" presentation:class="outline" presentation:user-transformed="true">
          <draw:text-box>
            <text:list text:style-name="L11">
              <text:list-item>
                <text:p text:style-name="P49"><text:span text:style-name="T84">Faça um programa que leia três números quaisquer e imprima o maior deles;</text:span><text:span text:style-name="T84"><text:line-break/></text:span><text:span text:style-name="T84"/></text:p>
              </text:list-item>
              <text:list-item>
                <text:p text:style-name="P49"><text:span text:style-name="T84">Faça um programa que receba duas notas de um aluno. Calcule e mostre a média aritmética das notas e uma mensagem conforme a tabela a seguir</text:span></text:p>
              </text:list-item>
            </text:list>
          </draw:text-box>
        </draw:frame>
        <draw:frame draw:style-name="standard" draw:layer="layout" svg:width="10.592cm" svg:height="4.569cm" svg:x="7.056cm" svg:y="10.891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4" table:default-cell-style-name="ce2">
              <table:table-cell>
                <text:p text:style-name="P56"><text:span text:style-name="T75">Média</text:span></text:p>
              </table:table-cell>
              <table:table-cell>
                <text:p text:style-name="P57"><text:span text:style-name="T75">Mensagem</text:span></text:p>
              </table:table-cell>
            </table:table-row>
            <table:table-row table:style-name="ro5" table:default-cell-style-name="ce3">
              <table:table-cell>
                <text:p text:style-name="P56">[0, 4)</text:p>
              </table:table-cell>
              <table:table-cell>
                <text:p text:style-name="P56">Reprovado</text:p>
              </table:table-cell>
            </table:table-row>
            <table:table-row table:style-name="ro5" table:default-cell-style-name="ce3">
              <table:table-cell>
                <text:p text:style-name="P56">[4, 6)</text:p>
              </table:table-cell>
              <table:table-cell>
                <text:p text:style-name="P56">Exame</text:p>
              </table:table-cell>
            </table:table-row>
            <table:table-row table:style-name="ro6" table:default-cell-style-name="ce3">
              <table:table-cell>
                <text:p text:style-name="P56">[6, 10]</text:p>
              </table:table-cell>
              <table:table-cell>
                <text:p text:style-name="P56">Aprovado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2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Exercícios II</text:p>
          </draw:text-box>
        </draw:frame>
        <draw:frame presentation:style-name="pr12" draw:text-style-name="P64" draw:layer="layout" svg:width="24.4cm" svg:height="14.6cm" svg:x="0.6cm" svg:y="3.8cm" presentation:class="outline" presentation:user-transformed="true">
          <draw:text-box>
            <text:list text:style-name="L12">
              <text:list-item>
                <text:p text:style-name="P63"><text:span text:style-name="T84">Desenvolver a lógica para um programa que efetue o cálculo do reajuste de salário de um funcionário</text:span></text:p>
              </text:list-item>
            </text:list>
            <text:list text:style-name="L2">
              <text:list-item>
                <text:list>
                  <text:list-item>
                    <text:p><text:span text:style-name="T85">Salario &lt;= 500, reajuste de 15%</text:span></text:p>
                  </text:list-item>
                  <text:list-item>
                    <text:p><text:span text:style-name="T85">Salario &gt; 500, mas Salario &lt;= 1000, reajuste será de 10%</text:span></text:p>
                  </text:list-item>
                  <text:list-item>
                    <text:p><text:span text:style-name="T85">Salario &gt; 1000, reajuste será de 5%</text:span></text:p>
                  </text:list-item>
                </text:list>
                <text:p><text:span text:style-name="T84">Ao final do programa, mostrar o valor do salário somado ao reajuste.</text:span></text:p>
                <text:p><text:span text:style-name="T14"/></text:p>
              </text:list-item>
            </text:list>
            <text:list text:style-name="L13">
              <text:list-item>
                <text:p text:style-name="P63"><text:span text:style-name="T84">Faça um</text:span><text:span text:style-name="T84"><text:tab/></text:span><text:span text:style-name="T84">programa</text:span><text:span text:style-name="T84"><text:tab/></text:span><text:span text:style-name="T84">que</text:span><text:span text:style-name="T84"><text:tab/></text:span><text:span text:style-name="T84">recebe a</text:span><text:span text:style-name="T84"><text:tab/></text:span><text:span text:style-name="T84">idade</text:span><text:span text:style-name="T84"><text:tab/></text:span><text:span text:style-name="T84">de um nadador</text:span><text:span text:style-name="T84"><text:tab/></text:span><text:span text:style-name="T84">e</text:span><text:span text:style-name="T84"><text:tab/></text:span><text:span text:style-name="T84">classifique-o</text:span><text:span text:style-name="T84"><text:tab/></text:span><text:span text:style-name="T84">numa</text:span><text:span text:style-name="T84"><text:tab/></text:span><text:span text:style-name="T84">das seguintes categorias:</text:span><text:span text:style-name="T84"><text:tab/></text:span></text:p>
              </text:list-item>
            </text:list>
            <text:list text:style-name="L2">
              <text:list-item>
                <text:list>
                  <text:list-item>
                    <text:p><text:span text:style-name="T85">Adulto</text:span><text:span text:style-name="T85"><text:tab/></text:span><text:span text:style-name="T85">(idade</text:span><text:span text:style-name="T85"><text:tab/></text:span><text:span text:style-name="T85">&gt;=18);</text:span></text:p>
                  </text:list-item>
                  <text:list-item>
                    <text:p><text:span text:style-name="T85">Juvenil</text:span><text:span text:style-name="T85"><text:tab/></text:span><text:span text:style-name="T85">(idade</text:span><text:span text:style-name="T85"><text:tab/></text:span><text:span text:style-name="T85">&gt;=14 e idade &lt; 18);</text:span></text:p>
                  </text:list-item>
                  <text:list-item>
                    <text:p><text:span text:style-name="T85">Infantil</text:span><text:span text:style-name="T85"><text:tab/></text:span><text:span text:style-name="T85">(idade &gt;=9 e idade &lt; 14);</text:span></text:p>
                  </text:list-item>
                  <text:list-item>
                    <text:p><text:span text:style-name="T85">Mirim</text:span><text:span text:style-name="T85"><text:tab/></text:span><text:span text:style-name="T85">(Idade</text:span><text:span text:style-name="T85"><text:tab/></text:span><text:span text:style-name="T85">&lt; 9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2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1" draw:layer="layout" svg:width="24.8cm" svg:height="2.681cm" svg:x="0.4cm" svg:y="0.319cm" presentation:class="title">
          <draw:text-box>
            <text:p>Declaração SWITCH</text:p>
          </draw:text-box>
        </draw:frame>
        <draw:frame presentation:style-name="pr9" draw:text-style-name="P53" draw:layer="layout" svg:width="24.4cm" svg:height="14.6cm" svg:x="0.6cm" svg:y="3.8cm" presentation:class="outline" presentation:user-transformed="true">
          <draw:text-box>
            <text:list text:style-name="L2">
              <text:list-item>
                <text:p text:style-name="P52"><text:span text:style-name="T84">Construções </text:span><text:span text:style-name="T86">if-else</text:span><text:span text:style-name="T84"> facilitam a escrita de programas que devem escolher uma entre duas alternativas. </text:span></text:p>
              </text:list-item>
              <text:list-item>
                <text:p text:style-name="P52"><text:span text:style-name="T84">Algumas vezes, entretanto, o programa necessita escolher uma entre várias alternativas.</text:span></text:p>
              </text:list-item>
              <text:list-item>
                <text:p text:style-name="P52"><text:span text:style-name="T84">Embora</text:span><text:span text:style-name="T86"> if-else</text:span><text:span text:style-name="T84"> possa ser alinhado para executar vários testes condicionais, elas podem tornar o código muito complexo.</text:span></text:p>
              </text:list-item>
              <text:list-item>
                <text:p text:style-name="P52"><text:span text:style-name="T84">Uma solução a ser considerada é utilizar uma construção para teste multi-condicional chamado </text:span><text:span text:style-name="T86">switch</text:span></text:p>
              </text:list-item>
              <text:list-item>
                <text:p text:style-name="P52"><text:span text:style-name="T84">Porém, só opera com tipos de variável </text:span><text:span text:style-name="T86">char</text:span><text:span text:style-name="T84"> ou </text:span><text:span text:style-name="T86">int</text:span></text:p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25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e_20_conteúdo" presentation:presentation-page-layout-name="AL2T1" presentation:use-footer-name="ftr1">
        <draw:frame presentation:style-name="pr7" draw:text-style-name="P11" draw:layer="layout" svg:width="24.8cm" svg:height="2.681cm" svg:x="0.4cm" svg:y="0.319cm" presentation:class="title">
          <draw:text-box>
            <text:p>Declaração SWITCH</text:p>
          </draw:text-box>
        </draw:frame>
        <draw:custom-shape draw:name="CaixaDeTexto 5_1" draw:style-name="gr123" draw:text-style-name="P65" draw:layer="layout" svg:width="15.041cm" svg:height="9.715cm" svg:x="5.18cm" svg:y="3.899cm">
          <text:p text:style-name="P38"><text:span text:style-name="T29">switch</text:span><text:span text:style-name="T87">(</text:span><text:span text:style-name="T28">variável do tipo </text:span><text:span text:style-name="T29">char</text:span><text:span text:style-name="T28"> ou tipo </text:span><text:span text:style-name="T29">int</text:span><text:span text:style-name="T87">){</text:span></text:p>
          <text:p text:style-name="P38"><text:span text:style-name="T28"><text:s text:c="5"/></text:span><text:span text:style-name="T28">case </text:span><text:span text:style-name="T88">&lt;valor possível da variável&gt;</text:span><text:span text:style-name="T28">:</text:span></text:p>
          <text:p text:style-name="P38"><text:span text:style-name="T28"><text:s text:c="9"/></text:span><text:span text:style-name="T28">...comandos...</text:span></text:p>
          <text:p text:style-name="P38"><text:span text:style-name="T28"><text:s text:c="9"/></text:span><text:span text:style-name="T29">break</text:span><text:span text:style-name="T87">;</text:span></text:p>
          <text:p text:style-name="P38"><text:span text:style-name="T28"><text:s text:c="5"/></text:span><text:span text:style-name="T28">case </text:span><text:span text:style-name="T88">&lt;valor possível da variável&gt;</text:span><text:span text:style-name="T28">:</text:span></text:p>
          <text:p text:style-name="P38"><text:span text:style-name="T28"><text:s/></text:span><text:span text:style-name="T28"><text:tab/></text:span><text:span text:style-name="T28"> </text:span><text:span text:style-name="T28">...comandos...</text:span></text:p>
          <text:p text:style-name="P38"><text:span text:style-name="T28"><text:s text:c="9"/></text:span><text:span text:style-name="T29">break</text:span><text:span text:style-name="T87">;</text:span></text:p>
          <text:p text:style-name="P38"><text:span text:style-name="T28"><text:s text:c="5"/></text:span><text:span text:style-name="T28">case </text:span><text:span text:style-name="T88">&lt;valor possível da variável&gt;</text:span><text:span text:style-name="T28">:</text:span></text:p>
          <text:p text:style-name="P38"><text:span text:style-name="T28"><text:s/></text:span><text:span text:style-name="T28"><text:tab/></text:span><text:span text:style-name="T28"> </text:span><text:span text:style-name="T28">...comandos...</text:span></text:p>
          <text:p text:style-name="P38"><text:span text:style-name="T28"><text:s text:c="9"/></text:span><text:span text:style-name="T29">break</text:span><text:span text:style-name="T87">;</text:span></text:p>
          <text:p text:style-name="P38"><text:span text:style-name="T28"><text:s text:c="5"/></text:span><text:span text:style-name="T29">default</text:span><text:span text:style-name="T28">: </text:span></text:p>
          <text:p text:style-name="P38"><text:span text:style-name="T28"><text:s/></text:span><text:span text:style-name="T28"><text:tab/></text:span><text:span text:style-name="T28"> </text:span><text:span text:style-name="T28">...comandos se nenhum case for atendido...</text:span></text:p>
          <text:p text:style-name="P38"><text:span text:style-name="T28"><text:tab/></text:span><text:span text:style-name="T28"> </text:span><text:span text:style-name="T28"><text:tab/></text:span><text:span text:style-name="T28"> </text:span><text:span text:style-name="T29">break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4" draw:text-style-name="P6" draw:layer="layout" svg:width="16.58cm" svg:height="2.384cm" svg:x="4.41cm" svg:y="16cm">
          <draw:text-box>
            <text:p>O <text:span text:style-name="T75">break</text:span> indica o término das instruções de um <text:span text:style-name="T75">case</text:span></text:p>
            <text:p>O <text:span text:style-name="T75">default</text:span> é utilizado se nenhum dos <text:span text:style-name="T75">cases</text:span> for atendido</text:p>
            <text:p>O comando <text:span text:style-name="T75">switch</text:span> só aceita variáveis do tipo <text:span text:style-name="T75">int</text:span> e <text:span text:style-name="T75">char</text:span>.</text:p>
          </draw:text-box>
        </draw:frame>
        <presentation:notes draw:style-name="dp2">
          <draw:page-thumbnail draw:style-name="gr13" draw:layer="layout" svg:width="14.848cm" svg:height="11.136cm" svg:x="3.075cm" svg:y="2.257cm" draw:page-number="26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ítulo_20_e_20_conteúdo" presentation:presentation-page-layout-name="AL2T1" presentation:use-footer-name="ftr1">
        <draw:frame presentation:style-name="pr7" draw:text-style-name="P11" draw:layer="layout" svg:width="24.8cm" svg:height="2.681cm" svg:x="0.4cm" svg:y="0.319cm" presentation:class="title">
          <draw:text-box>
            <text:p>Declaração SWITCH</text:p>
          </draw:text-box>
        </draw:frame>
        <draw:custom-shape draw:name="CaixaDeTexto 5_2" draw:style-name="gr125" draw:text-style-name="P66" draw:layer="layout" svg:width="9.715cm" svg:height="13.275cm" svg:x="1.98cm" svg:y="4.322cm">
          <text:p text:style-name="P38"><text:span text:style-name="T44">int</text:span><text:span text:style-name="T68"> </text:span><text:span text:style-name="T46">main</text:span><text:span text:style-name="T71">()</text:span></text:p>
          <text:p text:style-name="P38"><text:span text:style-name="T71">{</text:span></text:p>
          <text:p text:style-name="P38"><text:span text:style-name="T46"><text:s text:c="2"/></text:span><text:span text:style-name="T44">char</text:span><text:span text:style-name="T68"> </text:span><text:span text:style-name="T46">tipo</text:span><text:span text:style-name="T71">;</text:span></text:p>
          <text:p text:style-name="P38"><text:span text:style-name="T46"><text:s text:c="2"/></text:span><text:span text:style-name="T46">scanf</text:span><text:span text:style-name="T71">(</text:span><text:span text:style-name="T68">“%c”</text:span><text:span text:style-name="T71">, &amp;</text:span><text:span text:style-name="T46">tipo</text:span><text:span text:style-name="T71">);</text:span></text:p>
          <text:p text:style-name="P38"><text:span text:style-name="T46"><text:s text:c="2"/></text:span></text:p>
          <text:p text:style-name="P38"><text:span text:style-name="T46"><text:s text:c="2"/></text:span><text:span text:style-name="T44">switch</text:span><text:span text:style-name="T71">(</text:span><text:span text:style-name="T46">tipo</text:span><text:span text:style-name="T71">)</text:span></text:p>
          <text:p text:style-name="P38"><text:span text:style-name="T46"><text:s text:c="2"/></text:span><text:span text:style-name="T71">{</text:span></text:p>
          <text:p text:style-name="P38"><text:span text:style-name="T46"><text:s text:c="5"/></text:span><text:span text:style-name="T44">case</text:span><text:span text:style-name="T46"> </text:span><text:span text:style-name="T89">‘M’</text:span><text:span text:style-name="T46">:</text:span></text:p>
          <text:p text:style-name="P38"><text:span text:style-name="T46"><text:s text:c="9"/></text:span><text:span text:style-name="T46">printf</text:span><text:span text:style-name="T71">(</text:span><text:span text:style-name="T68">“Mucarela”</text:span><text:span text:style-name="T71">);</text:span></text:p>
          <text:p text:style-name="P38"><text:span text:style-name="T46"><text:s text:c="9"/></text:span><text:span text:style-name="T44">break</text:span><text:span text:style-name="T71">;</text:span></text:p>
          <text:p text:style-name="P38"><text:span text:style-name="T46"><text:s text:c="5"/></text:span><text:span text:style-name="T44">case</text:span><text:span text:style-name="T46"> </text:span><text:span text:style-name="T89">‘C’</text:span><text:span text:style-name="T46">:</text:span></text:p>
          <text:p text:style-name="P38"><text:span text:style-name="T46"><text:s text:c="9"/></text:span><text:span text:style-name="T46">printf</text:span><text:span text:style-name="T71">(</text:span><text:span text:style-name="T68">“Calabresa”</text:span><text:span text:style-name="T71">);</text:span></text:p>
          <text:p text:style-name="P38"><text:span text:style-name="T46"><text:s text:c="9"/></text:span><text:span text:style-name="T44">break</text:span><text:span text:style-name="T71">;</text:span></text:p>
          <text:p text:style-name="P38"><text:span text:style-name="T46"><text:s text:c="5"/></text:span><text:span text:style-name="T44">case</text:span><text:span text:style-name="T46"> </text:span><text:span text:style-name="T89">‘B’</text:span><text:span text:style-name="T46">:</text:span></text:p>
          <text:p text:style-name="P38"><text:span text:style-name="T46"><text:s text:c="9"/></text:span><text:span text:style-name="T46">printf</text:span><text:span text:style-name="T71">(</text:span><text:span text:style-name="T68">“Bacon”</text:span><text:span text:style-name="T71">);</text:span></text:p>
          <text:p text:style-name="P38"><text:span text:style-name="T46"><text:s text:c="9"/></text:span><text:span text:style-name="T44">break</text:span><text:span text:style-name="T71">;</text:span></text:p>
          <text:p text:style-name="P38"><text:span text:style-name="T46"><text:s text:c="5"/></text:span><text:span text:style-name="T44">default</text:span><text:span text:style-name="T46">: </text:span></text:p>
          <text:p text:style-name="P38"><text:span text:style-name="T46"><text:s text:c="9"/></text:span><text:span text:style-name="T46">printf</text:span><text:span text:style-name="T71">(</text:span><text:span text:style-name="T68">“opcao invalida”</text:span><text:span text:style-name="T71">);</text:span></text:p>
          <text:p text:style-name="P38"><text:span text:style-name="T46"><text:tab/></text:span><text:span text:style-name="T46"> <text:s text:c="3"/></text:span><text:span text:style-name="T44">break</text:span><text:span text:style-name="T71">;</text:span></text:p>
          <text:p text:style-name="P38"><text:span text:style-name="T46"><text:s text:c="2"/></text:span><text:span text:style-name="T71">}</text:span></text:p>
          <text:p text:style-name="P38"><text:span text:style-name="T46"><text:s text:c="2"/></text:span><text:span text:style-name="T44">return</text:span><text:span text:style-name="T46"> </text:span><text:span text:style-name="T70">0</text:span><text:span text:style-name="T71">;</text:span></text:p>
          <text:p text:style-name="P38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_6" draw:style-name="gr126" draw:text-style-name="P68" draw:layer="layout" svg:width="1.045cm" svg:height="13.275cm" svg:x="0.833cm" svg:y="4.298cm">
          <text:p text:style-name="P67"><text:span text:style-name="T90">1</text:span></text:p>
          <text:p text:style-name="P67"><text:span text:style-name="T90">2</text:span></text:p>
          <text:p text:style-name="P67"><text:span text:style-name="T90">3</text:span></text:p>
          <text:p text:style-name="P67"><text:span text:style-name="T90">4</text:span></text:p>
          <text:p text:style-name="P67"><text:span text:style-name="T90">5</text:span></text:p>
          <text:p text:style-name="P67"><text:span text:style-name="T90">6</text:span></text:p>
          <text:p text:style-name="P67"><text:span text:style-name="T90">7</text:span></text:p>
          <text:p text:style-name="P67"><text:span text:style-name="T90">8</text:span></text:p>
          <text:p text:style-name="P67"><text:span text:style-name="T90">9</text:span></text:p>
          <text:p text:style-name="P67"><text:span text:style-name="T90">10</text:span></text:p>
          <text:p text:style-name="P67"><text:span text:style-name="T90">11</text:span></text:p>
          <text:p text:style-name="P67"><text:span text:style-name="T90">12</text:span></text:p>
          <text:p text:style-name="P67"><text:span text:style-name="T90">13</text:span></text:p>
          <text:p text:style-name="P67"><text:span text:style-name="T90">14</text:span></text:p>
          <text:p text:style-name="P67"><text:span text:style-name="T90">15</text:span></text:p>
          <text:p text:style-name="P67"><text:span text:style-name="T90">16</text:span></text:p>
          <text:p text:style-name="P67"><text:span text:style-name="T90">17</text:span></text:p>
          <text:p text:style-name="P67"><text:span text:style-name="T90">18</text:span></text:p>
          <text:p text:style-name="P67"><text:span text:style-name="T90">19</text:span></text:p>
          <text:p text:style-name="P67"><text:span text:style-name="T90">20</text:span></text:p>
          <text:p text:style-name="P67"><text:span text:style-name="T90">21</text:span></text:p>
          <text:p text:style-name="P67"><text:span text:style-name="T90">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9" draw:style-name="gr127" draw:text-style-name="P40" draw:layer="layout" svg:width="6.318cm" svg:height="2.424cm" svg:x="13.067cm" svg:y="4.834cm">
          <text:p text:style-name="P15"><text:span text:style-name="T73">tipo == </text:span><text:span text:style-name="T91">‘M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10" draw:style-name="gr128" draw:text-style-name="P40" draw:layer="layout" svg:width="3.102cm" svg:height="2.539cm" svg:x="20.759cm" svg:y="4.719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1" draw:style-name="gr32" draw:text-style-name="P41" draw:layer="layout" svg:width="1.197cm" svg:height="0.001cm" svg:x="19.386cm" svg:y="6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12" draw:style-name="gr129" draw:text-style-name="P39" draw:layer="layout" svg:width="0.863cm" svg:height="1.013cm" svg:x="19.667cm" svg:y="4.719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13" draw:style-name="gr130" draw:text-style-name="P40" draw:layer="layout" svg:width="6.318cm" svg:height="2.424cm" svg:x="13.067cm" svg:y="8.139cm">
          <text:p text:style-name="P15"><text:span text:style-name="T73">tipo == </text:span><text:span text:style-name="T91">‘C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14_4" draw:style-name="gr131" draw:text-style-name="P40" draw:layer="layout" svg:width="3.102cm" svg:height="2.539cm" svg:x="20.759cm" svg:y="8.023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5_4" draw:style-name="gr32" draw:text-style-name="P41" draw:layer="layout" svg:width="1.197cm" svg:height="0.001cm" svg:x="19.386cm" svg:y="9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16" draw:style-name="gr132" draw:text-style-name="P39" draw:layer="layout" svg:width="0.863cm" svg:height="1.013cm" svg:x="19.667cm" svg:y="8.023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xograma: Decisão 17" draw:style-name="gr133" draw:text-style-name="P40" draw:layer="layout" svg:width="6.318cm" svg:height="2.424cm" svg:x="13.067cm" svg:y="11.472cm">
          <text:p text:style-name="P15"><text:span text:style-name="T73">tipo == </text:span><text:span text:style-name="T91">‘B’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tângulo de cantos arredondados 18" draw:style-name="gr134" draw:text-style-name="P40" draw:layer="layout" svg:width="3.102cm" svg:height="2.539cm" svg:x="20.759cm" svg:y="11.357cm">
          <text:p text:style-name="P15"><text:span text:style-name="T31">Bloco verdad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de seta reta 19" draw:style-name="gr32" draw:text-style-name="P41" draw:layer="layout" svg:width="1.197cm" svg:height="0.001cm" svg:x="19.386cm" svg:y="1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ixaDeTexto 20" draw:style-name="gr135" draw:text-style-name="P39" draw:layer="layout" svg:width="0.863cm" svg:height="1.013cm" svg:x="19.667cm" svg:y="11.357cm">
          <text:p text:style-name="P38"><text:span text:style-name="T3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_0" draw:style-name="gr136" draw:text-style-name="P46" draw:layer="layout" svg:width="5.343cm" svg:height="1.208cm" svg:x="13.661cm" svg:y="14.709cm">
          <text:p text:style-name="P15"><text:span text:style-name="T41">Ação Altern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22_1" draw:style-name="gr3" draw:text-style-name="P13" draw:layer="layout" svg:x1="23.861cm" svg:y1="5.988cm" svg:x2="24.577cm" svg:y2="5.988cm">
          <text:p/>
        </draw:line>
        <draw:line draw:name="Conector reto 23_0" draw:style-name="gr3" draw:text-style-name="P13" draw:layer="layout" svg:x1="24.577cm" svg:y1="5.988cm" svg:x2="24.577cm" svg:y2="16.982cm">
          <text:p/>
        </draw:line>
        <draw:line draw:name="Conector reto 24_0" draw:style-name="gr3" draw:text-style-name="P13" draw:layer="layout" svg:x1="23.861cm" svg:y1="9.289cm" svg:x2="24.577cm" svg:y2="9.289cm">
          <text:p/>
        </draw:line>
        <draw:line draw:name="Conector reto 25_0" draw:style-name="gr3" draw:text-style-name="P13" draw:layer="layout" svg:x1="23.861cm" svg:y1="12.659cm" svg:x2="24.577cm" svg:y2="12.659cm">
          <text:p/>
        </draw:line>
        <draw:custom-shape draw:name="Conector de seta reta 26" draw:style-name="gr103" draw:text-style-name="P13" draw:layer="layout" svg:width="0.001cm" svg:height="0.879cm" svg:x="16.21cm" svg:y="7.2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27" draw:style-name="gr103" draw:text-style-name="P13" draw:layer="layout" svg:width="0.001cm" svg:height="0.879cm" svg:x="16.21cm" svg:y="10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28" draw:style-name="gr103" draw:text-style-name="P13" draw:layer="layout" svg:width="0.001cm" svg:height="0.879cm" svg:x="16.21cm" svg:y="13.8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29_3" draw:style-name="gr137" draw:text-style-name="P13" draw:layer="layout" svg:width="0.001cm" svg:height="1.851cm" svg:x="16.21cm" svg:y="15.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de seta reta 30" draw:style-name="gr105" draw:text-style-name="P13" draw:layer="layout" svg:width="8.35cm" svg:height="0.001cm" svg:x="16.226cm" svg:y="16.9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ixaDeTexto 31" draw:style-name="gr138" draw:text-style-name="P39" draw:layer="layout" svg:width="0.795cm" svg:height="1.013cm" svg:x="15.293cm" svg:y="7.027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2" draw:style-name="gr139" draw:text-style-name="P39" draw:layer="layout" svg:width="0.795cm" svg:height="1.013cm" svg:x="15.243cm" svg:y="10.446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3" draw:style-name="gr140" draw:text-style-name="P39" draw:layer="layout" svg:width="0.795cm" svg:height="1.013cm" svg:x="15.243cm" svg:y="13.755cm">
          <text:p text:style-name="P38"><text:span text:style-name="T3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ítulo_20_e_20_conteúdo" presentation:presentation-page-layout-name="AL2T1" presentation:use-footer-name="ftr1">
        <draw:frame presentation:style-name="pr7" draw:text-style-name="P11" draw:layer="layout" svg:width="24.8cm" svg:height="2.681cm" svg:x="0.4cm" svg:y="0.319cm" presentation:class="title">
          <draw:text-box>
            <text:p>Declaração SWITCH</text:p>
          </draw:text-box>
        </draw:frame>
        <draw:custom-shape draw:name="CaixaDeTexto 5_3" draw:style-name="gr141" draw:text-style-name="P66" draw:layer="layout" svg:width="12.154cm" svg:height="13.867cm" svg:x="3.391cm" svg:y="4.298cm">
          <text:p text:style-name="P38"><text:span text:style-name="T44">int</text:span><text:span text:style-name="T68"> </text:span><text:span text:style-name="T46">main</text:span><text:span text:style-name="T71">()</text:span></text:p>
          <text:p text:style-name="P38"><text:span text:style-name="T71">{</text:span></text:p>
          <text:p text:style-name="P38"><text:span text:style-name="T46"><text:s text:c="2"/></text:span><text:span text:style-name="T44">int</text:span><text:span text:style-name="T68"> </text:span><text:span text:style-name="T46">opcao</text:span><text:span text:style-name="T71">;</text:span></text:p>
          <text:p text:style-name="P38"><text:span text:style-name="T46"><text:s text:c="2"/></text:span><text:span text:style-name="T46">printf</text:span><text:span text:style-name="T71">(</text:span><text:span text:style-name="T68">“Digite uma opção (1, 2 ou 3)\n”</text:span><text:span text:style-name="T71">);</text:span></text:p>
          <text:p text:style-name="P38"><text:span text:style-name="T46"><text:s text:c="2"/></text:span><text:span text:style-name="T46">scanf</text:span><text:span text:style-name="T71">(</text:span><text:span text:style-name="T68">“%i”</text:span><text:span text:style-name="T71">, &amp;</text:span><text:span text:style-name="T46">opcao</text:span><text:span text:style-name="T71">);</text:span></text:p>
          <text:p text:style-name="P38"><text:span text:style-name="T46"><text:s text:c="2"/></text:span></text:p>
          <text:p text:style-name="P38"><text:span text:style-name="T46"><text:s text:c="2"/></text:span><text:span text:style-name="T44">switch</text:span><text:span text:style-name="T71">(</text:span><text:span text:style-name="T46">opcao</text:span><text:span text:style-name="T71">)</text:span></text:p>
          <text:p text:style-name="P38"><text:span text:style-name="T46"><text:s/></text:span><text:span text:style-name="T71"><text:s/></text:span><text:span text:style-name="T71">{</text:span></text:p>
          <text:p text:style-name="P38"><text:span text:style-name="T46"><text:s text:c="5"/></text:span><text:span text:style-name="T44">case</text:span><text:span text:style-name="T46"> </text:span><text:span text:style-name="T70">1</text:span><text:span text:style-name="T46">:</text:span></text:p>
          <text:p text:style-name="P38"><text:span text:style-name="T46"><text:s text:c="9"/></text:span><text:span text:style-name="T46">printf</text:span><text:span text:style-name="T71">(</text:span><text:span text:style-name="T68">“Escolheu a opção 1”</text:span><text:span text:style-name="T71">);</text:span></text:p>
          <text:p text:style-name="P38"><text:span text:style-name="T46"><text:s text:c="9"/></text:span><text:span text:style-name="T44">break</text:span><text:span text:style-name="T71">;</text:span></text:p>
          <text:p text:style-name="P38"><text:span text:style-name="T46"><text:s text:c="5"/></text:span><text:span text:style-name="T44">case</text:span><text:span text:style-name="T46"> </text:span><text:span text:style-name="T70">2</text:span><text:span text:style-name="T46">:</text:span></text:p>
          <text:p text:style-name="P38"><text:span text:style-name="T46"><text:s text:c="9"/></text:span><text:span text:style-name="T46">printf</text:span><text:span text:style-name="T71">(</text:span><text:span text:style-name="T68">“Escolheu a opção 2”</text:span><text:span text:style-name="T71">);</text:span></text:p>
          <text:p text:style-name="P38"><text:span text:style-name="T46"><text:s text:c="9"/></text:span><text:span text:style-name="T44">break</text:span><text:span text:style-name="T71">;</text:span></text:p>
          <text:p text:style-name="P38"><text:span text:style-name="T46"><text:s text:c="5"/></text:span><text:span text:style-name="T44">case</text:span><text:span text:style-name="T46"> </text:span><text:span text:style-name="T70">3</text:span><text:span text:style-name="T46">:</text:span></text:p>
          <text:p text:style-name="P38"><text:span text:style-name="T46"><text:s text:c="9"/></text:span><text:span text:style-name="T46">printf</text:span><text:span text:style-name="T71">(</text:span><text:span text:style-name="T68">“Escolheu a opção 3”</text:span><text:span text:style-name="T71">);</text:span></text:p>
          <text:p text:style-name="P38"><text:span text:style-name="T46"><text:s text:c="9"/></text:span><text:span text:style-name="T44">break</text:span><text:span text:style-name="T71">;</text:span></text:p>
          <text:p text:style-name="P38"><text:span text:style-name="T46"><text:s text:c="5"/></text:span><text:span text:style-name="T44">default</text:span><text:span text:style-name="T46">: </text:span></text:p>
          <text:p text:style-name="P38"><text:span text:style-name="T46"><text:s text:c="9"/></text:span><text:span text:style-name="T46">printf</text:span><text:span text:style-name="T71">(</text:span><text:span text:style-name="T68">“opção invalida”</text:span><text:span text:style-name="T71">);</text:span></text:p>
          <text:p text:style-name="P38"><text:span text:style-name="T46"><text:s/></text:span><text:span text:style-name="T46"><text:tab/></text:span><text:span text:style-name="T46"> <text:s text:c="3"/></text:span><text:span text:style-name="T44">break</text:span><text:span text:style-name="T71">;</text:span></text:p>
          <text:p text:style-name="P38"><text:span text:style-name="T46"><text:s text:c="2"/></text:span><text:span text:style-name="T71">}</text:span></text:p>
          <text:p text:style-name="P38"><text:span text:style-name="T46"><text:s text:c="2"/></text:span><text:span text:style-name="T44">return</text:span><text:span text:style-name="T46"> </text:span><text:span text:style-name="T70">0</text:span><text:span text:style-name="T71">;</text:span></text:p>
          <text:p text:style-name="P38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_0" draw:style-name="gr142" draw:text-style-name="P68" draw:layer="layout" svg:width="1.045cm" svg:height="13.867cm" svg:x="2.398cm" svg:y="4.298cm">
          <text:p text:style-name="P67"><text:span text:style-name="T90">1</text:span></text:p>
          <text:p text:style-name="P67"><text:span text:style-name="T90">2</text:span></text:p>
          <text:p text:style-name="P67"><text:span text:style-name="T90">3</text:span></text:p>
          <text:p text:style-name="P67"><text:span text:style-name="T90">4</text:span></text:p>
          <text:p text:style-name="P67"><text:span text:style-name="T90">5</text:span></text:p>
          <text:p text:style-name="P67"><text:span text:style-name="T90">6</text:span></text:p>
          <text:p text:style-name="P67"><text:span text:style-name="T90">7</text:span></text:p>
          <text:p text:style-name="P67"><text:span text:style-name="T90">8</text:span></text:p>
          <text:p text:style-name="P67"><text:span text:style-name="T90">9</text:span></text:p>
          <text:p text:style-name="P67"><text:span text:style-name="T90">10</text:span></text:p>
          <text:p text:style-name="P67"><text:span text:style-name="T90">11</text:span></text:p>
          <text:p text:style-name="P67"><text:span text:style-name="T90">12</text:span></text:p>
          <text:p text:style-name="P67"><text:span text:style-name="T90">13</text:span></text:p>
          <text:p text:style-name="P67"><text:span text:style-name="T90">14</text:span></text:p>
          <text:p text:style-name="P67"><text:span text:style-name="T90">15</text:span></text:p>
          <text:p text:style-name="P67"><text:span text:style-name="T90">16</text:span></text:p>
          <text:p text:style-name="P67"><text:span text:style-name="T90">17</text:span></text:p>
          <text:p text:style-name="P67"><text:span text:style-name="T90">18</text:span></text:p>
          <text:p text:style-name="P67"><text:span text:style-name="T90">19</text:span></text:p>
          <text:p text:style-name="P67"><text:span text:style-name="T90">20</text:span></text:p>
          <text:p text:style-name="P67"><text:span text:style-name="T90">21</text:span></text:p>
          <text:p text:style-name="P67"><text:span text:style-name="T90">22</text:span></text:p>
          <text:p text:style-name="P67"><text:span text:style-name="T90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8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ítulo_20_e_20_conteúdo" presentation:presentation-page-layout-name="AL2T1" presentation:use-footer-name="ftr1">
        <draw:frame presentation:style-name="pr7" draw:text-style-name="P11" draw:layer="layout" svg:width="24.8cm" svg:height="2.681cm" svg:x="0.4cm" svg:y="0.319cm" presentation:class="title">
          <draw:text-box>
            <text:p>Exercícios III</text:p>
          </draw:text-box>
        </draw:frame>
        <draw:frame presentation:style-name="pr13" draw:text-style-name="P64" draw:layer="layout" svg:width="24.4cm" svg:height="14.6cm" svg:x="0.6cm" svg:y="3.8cm" presentation:class="outline" presentation:user-transformed="true">
          <draw:text-box>
            <text:list text:style-name="L14">
              <text:list-item>
                <text:p text:style-name="P63"><text:span text:style-name="T13">Crie um programa onde</text:span><text:span text:style-name="T84">:</text:span></text:p>
              </text:list-item>
            </text:list>
            <text:list text:style-name="L2">
              <text:list-item>
                <text:list>
                  <text:list-item>
                    <text:p><text:span text:style-name="T85">O usuário deve fornecer um valor;</text:span></text:p>
                  </text:list-item>
                  <text:list-item>
                    <text:p><text:span text:style-name="T85">O programa deve responder com o nome do dia da semana correspondente.</text:span></text:p>
                  </text:list-item>
                  <text:list-item>
                    <text:p><text:span text:style-name="T85">O programa não deve aceitar valores fora da faixa convencional, e deve apresentar uma mensagem de erro.</text:span></text:p>
                  </text:list-item>
                </text:list>
              </text:list-item>
            </text:list>
          </draw:text-box>
        </draw:frame>
        <draw:frame draw:style-name="gr143" draw:text-style-name="P6" draw:layer="layout" svg:width="5.294cm" svg:height="5.92cm" svg:x="3cm" svg:y="11.08cm">
          <draw:text-box>
            <text:p text:style-name="P69"><text:span text:style-name="T31">1 </text:span><text:span text:style-name="T92"></text:span><text:span text:style-name="T31"> Domingo</text:span></text:p>
            <text:p text:style-name="P69"><text:span text:style-name="T31">2 </text:span><text:span text:style-name="T92"></text:span><text:span text:style-name="T31"> Segunda-feira</text:span></text:p>
            <text:p text:style-name="P69"><text:span text:style-name="T31">3 </text:span><text:span text:style-name="T92"></text:span><text:span text:style-name="T31"> Terça-feira</text:span></text:p>
            <text:p text:style-name="P69"><text:span text:style-name="T31">4 </text:span><text:span text:style-name="T92"></text:span><text:span text:style-name="T31"> Quarta-feira</text:span></text:p>
            <text:p text:style-name="P69"><text:span text:style-name="T31">5 </text:span><text:span text:style-name="T92"></text:span><text:span text:style-name="T31"> Quinta-feira</text:span></text:p>
            <text:p text:style-name="P69"><text:span text:style-name="T31">6 </text:span><text:span text:style-name="T92"></text:span><text:span text:style-name="T31"> Sexta-feira</text:span></text:p>
            <text:p text:style-name="P69"><text:span text:style-name="T31">7 </text:span><text:span text:style-name="T92"></text:span><text:span text:style-name="T31"> Sábado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ítulo_20_e_20_conteúdo" presentation:presentation-page-layout-name="AL2T1" presentation:use-footer-name="ftr1">
        <draw:frame presentation:style-name="pr7" draw:text-style-name="P11" draw:layer="layout" svg:width="24.8cm" svg:height="2.681cm" svg:x="0.4cm" svg:y="0.319cm" presentation:class="title">
          <draw:text-box>
            <text:p>Exercícios IV</text:p>
          </draw:text-box>
        </draw:frame>
        <draw:frame presentation:style-name="pr14" draw:text-style-name="P71" draw:layer="layout" svg:width="24.4cm" svg:height="14.6cm" svg:x="0.6cm" svg:y="3.8cm" presentation:class="outline" presentation:user-transformed="true">
          <draw:text-box>
            <text:list text:style-name="L15">
              <text:list-item>
                <text:p text:style-name="P70"><text:span text:style-name="T84">Crie um programa que inicialmente receba dois números inteiros. Depois disso, mostre um menu com as seguintes opções:</text:span></text:p>
              </text:list-item>
            </text:list>
            <text:list text:style-name="L16">
              <text:list-item>
                <text:list>
                  <text:list-item>
                    <text:p><text:span text:style-name="T85">Adição</text:span></text:p>
                  </text:list-item>
                  <text:list-item>
                    <text:p><text:span text:style-name="T85">Subtração</text:span></text:p>
                  </text:list-item>
                  <text:list-item>
                    <text:p><text:span text:style-name="T85">Multiplicação</text:span></text:p>
                  </text:list-item>
                  <text:list-item>
                    <text:p><text:span text:style-name="T85">Divisão</text:span></text:p>
                  </text:list-item>
                </text:list>
              </text:list-item>
            </text:list>
            <text:list text:style-name="L2">
              <text:list-header>
                <text:p text:style-name="P52"><text:span text:style-name="T84">Peça para o usuário informar um valor de 1 a 4. Baseado nesse valor, calcule e mostre o resultado da opção escolhida pelo usuário, levando em consideração os dois números inteiros recebidos.</text:span><text:span text:style-name="T14"> </text:span></text:p>
              </text:list-header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3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libri2" svg:font-family="Calibri" style:font-family-generic="swiss"/>
    <style:font-face style:name="Calibri3" svg:font-family="Calibri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4" draw:display-name="Gradient 4" draw:style="linear" draw:start-color="#ffc54b" draw:end-color="#ffbf00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" style:display-name="Padrão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DejaVu Sans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4-06">06/04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6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4-06">06/04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16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120</meta:editing-cycles>
    <meta:creation-date>2016-02-05T12:36:21</meta:creation-date>
    <dc:date>2022-04-06T15:11:08.261000000</dc:date>
    <meta:editing-duration>PT10H23M38S</meta:editing-duration>
    <meta:generator>LibreOffice/7.3.0.3$Windows_X86_64 LibreOffice_project/0f246aa12d0eee4a0f7adcefbf7c878fc2238db3</meta:generator>
    <meta:document-statistic meta:object-count="4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